
<file path=META-INF/manifest.xml><?xml version="1.0" encoding="utf-8"?>
<manifest:manifest xmlns:manifest="urn:oasis:names:tc:opendocument:xmlns:manifest:1.0">
  <manifest:file-entry manifest:full-path="Pictures/image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725" style:master-page-name="MasterPage2" style:family="paragraph" style:name="P44">
      <style:paragraph-properties fo:break-before="page"/>
      <style:text-properties fo:font-variant="normal" fo:text-transform="none" fo:color="#2f5496" style:text-line-through-type="none" fo:font-family="Calibri Light" style:font-family-asian="Times New Roman" style:font-family-complex="Calibri Light" fo:font-size="16pt" fo:letter-spacing="0pt" fo:language="de" fo:country="AT" fo:font-style="normal" style:text-underline-type="none" style:text-underline-width="auto" fo:font-weight="normal"/>
    </style:style>
    <style:style style:family="text" style:name="T254">
      <style:text-properties fo:language="de" fo:country="DE"/>
    </style:style>
    <style:style style:family="text" style:name="T255">
      <style:text-properties fo:language="de" fo:country="DE"/>
    </style:style>
    <style:style style:family="text" style:name="T256">
      <style:text-properties fo:language="de" fo:country="DE"/>
    </style:style>
    <style:style style:family="text" style:name="T257">
      <style:text-properties fo:color="#000000"/>
    </style:style>
    <style:style style:family="text" style:name="T258">
      <style:text-properties fo:language="de" fo:country="DE"/>
    </style:style>
    <style:style style:parent-style-name="725" style:family="paragraph" style:name="P48">
      <style:paragraph-properties fo:line-height="107.083%" fo:margin-left="0cm" fo:margin-right="0cm" fo:text-indent="0cm"/>
      <style:text-properties fo:font-variant="normal" fo:text-transform="none" fo:color="#2f5496" style:text-line-through-type="none" fo:font-family="Calibri Light" style:font-family-asian="Times New Roman" style:font-family-complex="Calibri Light" fo:font-size="16pt" fo:letter-spacing="0pt" fo:language="de" fo:country="AT" fo:font-style="normal" style:text-underline-type="none" style:text-underline-width="auto" fo:font-weight="normal"/>
    </style:style>
    <style:style style:family="text" style:name="T259">
      <style:text-properties fo:color="#000000"/>
    </style:style>
    <style:style style:family="text" style:name="T260">
      <style:text-properties fo:color="#000000"/>
    </style:style>
    <style:style style:parent-style-name="722" style:family="paragraph" style:name="P49">
      <style:paragraph-properties fo:line-height="107.083%" fo:margin-left="0cm" fo:margin-right="0cm" fo:text-indent="0cm"/>
      <style:text-properties fo:font-variant="normal" fo:text-transform="none" fo:color="#000000" style:text-line-through-type="none" fo:font-family="Calibri" style:font-family-asian="Calibri" style:font-family-complex="Times New Roman" fo:font-size="11pt" fo:letter-spacing="0pt" fo:language="de" fo:country="AT" fo:font-style="normal" style:text-underline-type="none" style:text-underline-width="auto" fo:font-weight="normal"/>
    </style:style>
    <style:style style:parent-style-name="722" style:list-style-name="WWNum9" style:family="paragraph" style:name="P50">
      <style:paragraph-properties fo:line-height="107.083%"/>
      <style:text-properties fo:font-variant="normal" fo:text-transform="none" fo:color="#000000" style:text-line-through-type="none" fo:font-family="Calibri" style:font-family-asian="Calibri" style:font-family-complex="Times New Roman" fo:font-size="11pt" fo:letter-spacing="0pt" fo:language="de" fo:country="AT" fo:font-style="normal" style:text-underline-type="none" style:text-underline-width="auto" fo:font-weight="normal"/>
    </style:style>
    <style:style style:family="text" style:name="T261">
      <style:text-properties fo:color="#000000"/>
    </style:style>
    <style:style style:family="text" style:name="T262">
      <style:text-properties fo:color="#000000"/>
    </style:style>
    <style:style style:parent-style-name="722" style:list-style-name="WWNum9" style:family="paragraph" style:name="P51">
      <style:paragraph-properties fo:line-height="107.083%"/>
      <style:text-properties fo:font-variant="normal" fo:text-transform="none" fo:color="#000000" style:text-line-through-type="none" fo:font-family="Calibri" style:font-family-asian="Calibri" style:font-family-complex="Times New Roman" fo:font-size="11pt" fo:letter-spacing="0pt" fo:language="de" fo:country="AT" fo:font-style="normal" style:text-underline-type="none" style:text-underline-width="auto" fo:font-weight="normal"/>
    </style:style>
    <style:style style:family="text" style:name="T263">
      <style:text-properties fo:color="#000000"/>
    </style:style>
    <style:style style:family="text" style:name="T264">
      <style:text-properties fo:color="#000000" fo:background-color="#ffff00"/>
    </style:style>
    <style:style style:family="text" style:name="T265">
      <style:text-properties fo:color="#000000"/>
    </style:style>
    <style:style style:family="text" style:name="T266">
      <style:text-properties fo:color="#000000" fo:background-color="#ffff00"/>
    </style:style>
    <style:style style:family="text" style:name="T267">
      <style:text-properties fo:color="#000000"/>
    </style:style>
    <style:style style:family="text" style:name="T268">
      <style:text-properties fo:color="#000000"/>
    </style:style>
    <style:style style:parent-style-name="722" style:list-style-name="WWNum9" style:family="paragraph" style:name="P52">
      <style:paragraph-properties fo:line-height="107.083%"/>
      <style:text-properties fo:font-variant="normal" fo:text-transform="none" fo:color="#000000" style:text-line-through-type="none" fo:font-family="Calibri" style:font-family-asian="Calibri" style:font-family-complex="Times New Roman" fo:font-size="11pt" fo:letter-spacing="0pt" fo:language="de" fo:country="AT" fo:font-style="normal" style:text-underline-type="none" style:text-underline-width="auto" fo:font-weight="normal"/>
    </style:style>
    <style:style style:family="text" style:name="T269">
      <style:text-properties fo:color="#000000"/>
    </style:style>
    <style:style style:family="text" style:name="T270">
      <style:text-properties fo:color="#000000"/>
    </style:style>
    <style:style style:parent-style-name="722" style:list-style-name="WWNum9" style:family="paragraph" style:name="P53">
      <style:paragraph-properties fo:line-height="107.083%"/>
      <style:text-properties fo:font-variant="normal" fo:text-transform="none" fo:color="#000000" style:text-line-through-type="none" fo:font-family="Calibri" style:font-family-asian="Calibri" style:font-family-complex="Times New Roman" fo:font-size="11pt" fo:letter-spacing="0pt" fo:language="de" fo:country="AT" fo:font-style="normal" style:text-underline-type="none" style:text-underline-width="auto" fo:font-weight="normal"/>
    </style:style>
    <style:style style:family="text" style:name="T271">
      <style:text-properties fo:color="#000000"/>
    </style:style>
    <style:style style:family="text" style:name="T272">
      <style:text-properties fo:color="#000000"/>
    </style:style>
    <style:style style:parent-style-name="722" style:list-style-name="WWNum9" style:family="paragraph" style:name="P54">
      <style:paragraph-properties fo:line-height="107.083%"/>
      <style:text-properties fo:font-variant="normal" fo:text-transform="none" fo:color="#000000" style:text-line-through-type="none" fo:font-family="Calibri" style:font-family-asian="Calibri" style:font-family-complex="Times New Roman" fo:font-size="11pt" fo:letter-spacing="0pt" fo:language="de" fo:country="AT" fo:font-style="normal" style:text-underline-type="none" style:text-underline-width="auto" fo:font-weight="normal"/>
    </style:style>
    <style:style style:family="text" style:name="T273">
      <style:text-properties fo:color="#000000"/>
    </style:style>
    <style:style style:family="text" style:name="T274">
      <style:text-properties fo:color="#000000"/>
    </style:style>
    <style:style style:parent-style-name="722" style:list-style-name="WWNum9" style:family="paragraph" style:name="P55">
      <style:paragraph-properties fo:line-height="107.083%"/>
      <style:text-properties fo:font-variant="normal" fo:text-transform="none" fo:color="#000000" style:text-line-through-type="none" fo:font-family="Calibri" style:font-family-asian="Calibri" style:font-family-complex="Times New Roman" fo:font-size="11pt" fo:letter-spacing="0pt" fo:language="de" fo:country="AT" fo:font-style="normal" style:text-underline-type="none" style:text-underline-width="auto" fo:font-weight="normal"/>
    </style:style>
    <style:style style:family="text" style:name="T275">
      <style:text-properties fo:color="#000000"/>
    </style:style>
    <style:style style:family="text" style:name="T276">
      <style:text-properties fo:color="#000000"/>
    </style:style>
    <style:style style:parent-style-name="722" style:list-style-name="WWNum9" style:family="paragraph" style:name="P56">
      <style:paragraph-properties fo:line-height="107.083%"/>
      <style:text-properties fo:font-variant="normal" fo:text-transform="none" fo:color="#000000" style:text-line-through-type="none" fo:font-family="Calibri" style:font-family-asian="Calibri" style:font-family-complex="Times New Roman" fo:font-size="11pt" fo:letter-spacing="0pt" fo:language="de" fo:country="AT" fo:font-style="normal" style:text-underline-type="none" style:text-underline-width="auto" fo:font-weight="normal"/>
    </style:style>
    <style:style style:family="text" style:name="T277">
      <style:text-properties fo:color="#000000"/>
    </style:style>
    <style:style style:family="text" style:name="T278">
      <style:text-properties fo:color="#000000"/>
    </style:style>
    <style:style style:parent-style-name="725" style:family="paragraph" style:name="P57">
      <style:paragraph-properties fo:line-height="107.083%" fo:margin-left="0cm" fo:margin-right="0cm" fo:text-indent="0cm"/>
      <style:text-properties fo:font-variant="normal" fo:text-transform="none" fo:color="#2f5496" style:text-line-through-type="none" fo:font-family="Calibri Light" style:font-family-asian="Times New Roman" style:font-family-complex="Calibri Light" fo:font-size="16pt" fo:letter-spacing="0pt" fo:language="de" fo:country="AT" fo:font-style="normal" style:text-underline-type="none" style:text-underline-width="auto" fo:font-weight="normal"/>
    </style:style>
    <style:style style:family="text" style:name="T279">
      <style:text-properties fo:color="#000000"/>
    </style:style>
    <style:style style:family="text" style:name="T280">
      <style:text-properties fo:color="#000000"/>
    </style:style>
    <style:style style:family="text" style:name="T281">
      <style:text-properties fo:color="#000000"/>
    </style:style>
    <style:style style:parent-style-name="731" style:list-style-name="WWNum10" style:family="paragraph" style:name="P58">
      <style:paragraph-properties>
        <style:tab-stops>
          <style:tab-stop style:position="25.08cm" style:type="right"/>
        </style:tab-stops>
      </style:paragraph-properties>
      <style:text-properties fo:font-variant="normal" fo:text-transform="none" fo:color="#000000" style:text-line-through-type="none" fo:font-family="Calibri" style:font-family-asian="Calibri" style:font-family-complex="Times New Roman" fo:font-size="11pt" fo:letter-spacing="0pt" fo:language="de" fo:country="AT" fo:font-style="normal" style:text-underline-type="none" style:text-underline-width="auto" fo:font-weight="normal"/>
    </style:style>
    <style:style style:family="text" style:name="T282">
      <style:text-properties fo:color="#000000" fo:font-weight="normal"/>
    </style:style>
    <style:style style:family="text" style:name="T283">
      <style:text-properties fo:color="#000000" fo:font-weight="normal"/>
    </style:style>
    <style:style style:family="text" style:name="T284">
      <style:text-properties fo:color="#000000" fo:font-weight="normal"/>
    </style:style>
    <style:style style:family="paragraph" style:name="P59">
      <style:paragraph-properties fo:margin-left="1.905cm" fo:text-indent="0cm">
        <style:tab-stops>
          <style:tab-stop style:position="25.08cm" style:type="right"/>
        </style:tab-stops>
      </style:paragraph-properties>
      <style:text-properties fo:color="#000000" fo:font-weight="normal"/>
    </style:style>
    <style:style style:family="text" style:name="T285">
      <style:text-properties fo:color="#000000" fo:font-weight="normal"/>
    </style:style>
    <style:style style:family="text" style:name="T286">
      <style:text-properties fo:color="#000000" fo:font-weight="normal"/>
    </style:style>
    <style:style style:family="text" style:name="T287">
      <style:text-properties fo:color="#000000" fo:font-weight="normal"/>
    </style:style>
    <style:style style:parent-style-name="731" style:family="paragraph" style:name="P60">
      <style:paragraph-properties fo:margin-left="1.27cm" fo:margin-right="0cm" fo:text-indent="-0.635cm">
        <style:tab-stops>
          <style:tab-stop style:position="25.08cm" style:type="right"/>
        </style:tab-stops>
      </style:paragraph-properties>
      <style:text-properties fo:font-variant="normal" fo:text-transform="none" fo:color="#000000" style:text-line-through-type="none" fo:font-family="Calibri" style:font-family-asian="Calibri" style:font-family-complex="Times New Roman" fo:font-size="11pt" fo:letter-spacing="0pt" fo:language="de" fo:country="AT" fo:font-style="normal" style:text-underline-type="none" style:text-underline-width="auto" fo:font-weight="normal"/>
    </style:style>
    <style:style style:family="text" style:name="T288">
      <style:text-properties fo:color="#000000" fo:font-weight="normal"/>
    </style:style>
    <style:style style:family="text" style:name="T289">
      <style:text-properties fo:color="#000000" fo:font-weight="normal"/>
    </style:style>
    <style:style style:parent-style-name="731" style:list-style-name="WWNum10" style:family="paragraph" style:name="P61">
      <style:paragraph-properties>
        <style:tab-stops>
          <style:tab-stop style:position="25.08cm" style:type="right"/>
        </style:tab-stops>
      </style:paragraph-properties>
      <style:text-properties fo:font-variant="normal" fo:text-transform="none" fo:color="#000000" style:text-line-through-type="none" fo:font-family="Calibri" style:font-family-asian="Calibri" style:font-family-complex="Times New Roman" fo:font-size="11pt" fo:letter-spacing="0pt" fo:language="de" fo:country="AT" fo:font-style="normal" style:text-underline-type="none" style:text-underline-width="auto" fo:font-weight="normal"/>
    </style:style>
    <style:style style:family="text" style:name="T290">
      <style:text-properties fo:color="#000000" fo:font-weight="normal"/>
    </style:style>
    <style:style style:family="text" style:name="T291">
      <style:text-properties fo:color="#000000" fo:font-weight="normal"/>
    </style:style>
    <style:style style:family="text" style:name="T292">
      <style:text-properties fo:color="#000000" fo:font-weight="normal" fo:background-color="#ffff00"/>
    </style:style>
    <style:style style:family="text" style:name="T293">
      <style:text-properties fo:color="#000000" fo:font-weight="normal"/>
    </style:style>
    <style:style style:family="text" style:name="T294">
      <style:text-properties fo:color="#000000" fo:font-weight="normal"/>
    </style:style>
    <style:style style:family="paragraph" style:name="P62">
      <style:paragraph-properties fo:margin-left="1.905cm" fo:text-indent="0cm">
        <style:tab-stops>
          <style:tab-stop style:position="25.08cm" style:type="right"/>
        </style:tab-stops>
      </style:paragraph-properties>
      <style:text-properties fo:color="#000000" fo:font-weight="normal"/>
    </style:style>
    <style:style style:family="text" style:name="T295">
      <style:text-properties fo:color="#000000" fo:font-weight="normal"/>
    </style:style>
    <style:style style:family="text" style:name="T296">
      <style:text-properties fo:color="#000000" fo:font-weight="normal"/>
    </style:style>
    <style:style style:family="text" style:name="T297">
      <style:text-properties fo:color="#000000" fo:language="de" fo:country="AT" fo:font-weight="normal"/>
    </style:style>
    <style:style style:family="text" style:name="T298">
      <style:text-properties fo:color="#000000" fo:font-weight="normal"/>
    </style:style>
    <style:style style:family="text" style:name="T299">
      <style:text-properties fo:color="#000000" fo:font-weight="normal"/>
    </style:style>
    <style:style style:parent-style-name="731" style:family="paragraph" style:name="P63">
      <style:paragraph-properties>
        <style:tab-stops>
          <style:tab-stop style:position="25.08cm" style:type="right"/>
        </style:tab-stops>
      </style:paragraph-properties>
      <style:text-properties fo:font-variant="normal" fo:text-transform="none" fo:color="#000000" style:text-line-through-type="none" fo:font-family="Calibri" style:font-family-asian="Calibri" style:font-family-complex="Times New Roman" fo:font-size="11pt" fo:letter-spacing="0pt" fo:language="de" fo:country="AT" fo:font-style="normal" style:text-underline-type="none" style:text-underline-width="auto" fo:font-weight="normal"/>
    </style:style>
    <style:style style:family="text" style:name="T300">
      <style:text-properties fo:color="#000000" fo:font-weight="normal"/>
    </style:style>
    <style:style style:parent-style-name="731" style:list-style-name="WWNum10" style:family="paragraph" style:name="P64">
      <style:paragraph-properties>
        <style:tab-stops>
          <style:tab-stop style:position="25.08cm" style:type="right"/>
        </style:tab-stops>
      </style:paragraph-properties>
      <style:text-properties fo:font-variant="normal" fo:text-transform="none" fo:color="#000000" style:text-line-through-type="none" fo:font-family="Calibri" style:font-family-asian="Calibri" style:font-family-complex="Times New Roman" fo:font-size="11pt" fo:letter-spacing="0pt" fo:language="de" fo:country="AT" fo:font-style="normal" style:text-underline-type="none" style:text-underline-width="auto" fo:font-weight="normal"/>
    </style:style>
    <style:style style:family="text" style:name="T301">
      <style:text-properties fo:color="#000000"/>
    </style:style>
    <style:style style:family="text" style:name="T302">
      <style:text-properties fo:color="#000000" fo:background-color="#ffff00"/>
    </style:style>
    <style:style style:family="text" style:name="T303">
      <style:text-properties fo:color="#000000"/>
    </style:style>
    <style:style style:family="text" style:name="T304">
      <style:text-properties fo:color="#000000" fo:font-style="italic"/>
    </style:style>
    <style:style style:family="text" style:name="T305">
      <style:text-properties fo:color="#000000"/>
    </style:style>
    <style:style style:family="text" style:name="T306">
      <style:text-properties fo:color="#000000"/>
    </style:style>
    <style:style style:family="text" style:name="T307">
      <style:text-properties fo:color="#000000"/>
    </style:style>
    <style:style style:parent-style-name="737" style:family="text" style:name="T308">
      <style:text-properties/>
    </style:style>
    <style:style style:parent-style-name="737" style:family="text" style:name="T309">
      <style:text-properties/>
    </style:style>
    <style:style style:family="text" style:name="T310">
      <style:text-properties fo:color="#000000"/>
    </style:style>
    <style:style style:family="text" style:name="T311">
      <style:text-properties fo:color="#000000"/>
    </style:style>
    <style:style style:family="text" style:name="T312">
      <style:text-properties fo:color="#000000" fo:font-weight="normal"/>
    </style:style>
    <style:style style:family="text" style:name="T313">
      <style:text-properties fo:color="#000000" fo:font-weight="normal"/>
    </style:style>
    <style:style style:family="text" style:name="T314">
      <style:text-properties fo:color="#000000"/>
    </style:style>
    <style:style style:family="paragraph" style:name="P65">
      <style:paragraph-properties fo:margin-left="1.905cm" fo:text-indent="0cm">
        <style:tab-stops>
          <style:tab-stop style:position="25.08cm" style:type="right"/>
        </style:tab-stops>
      </style:paragraph-properties>
      <style:text-properties fo:color="#000000"/>
    </style:style>
    <style:style style:family="text" style:name="T315">
      <style:text-properties fo:color="#000000"/>
    </style:style>
    <style:style style:family="text" style:name="T316">
      <style:text-properties fo:color="#000000" fo:font-weight="normal"/>
    </style:style>
    <style:style style:family="text" style:name="T317">
      <style:text-properties fo:color="#000000"/>
    </style:style>
    <style:style style:parent-style-name="731" style:family="paragraph" style:name="P66">
      <style:paragraph-properties fo:margin-left="1.27cm" fo:margin-right="0cm" fo:text-indent="-0.635cm">
        <style:tab-stops>
          <style:tab-stop style:position="25.08cm" style:type="right"/>
        </style:tab-stops>
      </style:paragraph-properties>
      <style:text-properties fo:font-variant="normal" fo:text-transform="none" fo:color="#000000" style:text-line-through-type="none" fo:font-family="Calibri" style:font-family-asian="Calibri" style:font-family-complex="Times New Roman" fo:font-size="11pt" fo:letter-spacing="0pt" fo:language="de" fo:country="AT" fo:font-style="normal" style:text-underline-type="none" style:text-underline-width="auto" fo:font-weight="normal"/>
    </style:style>
    <style:style style:family="text" style:name="T318">
      <style:text-properties fo:color="#000000" fo:font-weight="normal"/>
    </style:style>
    <style:style style:family="text" style:name="T319">
      <style:text-properties fo:color="#000000" fo:font-weight="normal"/>
    </style:style>
    <style:style style:parent-style-name="731" style:list-style-name="WWNum10" style:family="paragraph" style:name="P67">
      <style:paragraph-properties>
        <style:tab-stops>
          <style:tab-stop style:position="25.08cm" style:type="right"/>
        </style:tab-stops>
      </style:paragraph-properties>
      <style:text-properties fo:font-variant="normal" fo:text-transform="none" fo:color="#000000" style:text-line-through-type="none" fo:font-family="Calibri" style:font-family-asian="Calibri" style:font-family-complex="Times New Roman" fo:font-size="11pt" fo:letter-spacing="0pt" fo:language="de" fo:country="AT" fo:font-style="normal" style:text-underline-type="none" style:text-underline-width="auto" fo:font-weight="normal"/>
    </style:style>
    <style:style style:family="text" style:name="T320">
      <style:text-properties fo:color="#000000" fo:font-weight="normal"/>
    </style:style>
    <style:style style:family="text" style:name="T321">
      <style:text-properties fo:color="#000000" fo:font-weight="normal" fo:background-color="#ffff00"/>
    </style:style>
    <style:style style:family="text" style:name="T322">
      <style:text-properties fo:color="#000000" fo:font-weight="normal"/>
    </style:style>
    <style:style style:family="text" style:name="T323">
      <style:text-properties fo:color="#000000" fo:font-weight="normal"/>
    </style:style>
    <style:style style:family="text" style:name="T324">
      <style:text-properties fo:color="#000000" fo:font-weight="normal"/>
    </style:style>
    <style:style style:family="text" style:name="T325">
      <style:text-properties fo:color="#000000" fo:font-weight="normal"/>
    </style:style>
    <style:style style:family="text" style:name="T326">
      <style:text-properties fo:color="#000000" fo:font-weight="normal"/>
    </style:style>
    <style:style style:family="text" style:name="T327">
      <style:text-properties fo:color="#000000" fo:font-weight="normal"/>
    </style:style>
    <style:style style:family="text" style:name="T328">
      <style:text-properties fo:color="#000000" fo:font-weight="normal"/>
    </style:style>
    <style:style style:family="text" style:name="T329">
      <style:text-properties fo:color="#000000" fo:font-weight="normal"/>
    </style:style>
    <style:style style:family="text" style:name="T330">
      <style:text-properties fo:color="#000000" fo:font-weight="normal"/>
    </style:style>
    <style:style style:family="text" style:name="T331">
      <style:text-properties fo:color="#000000" fo:font-weight="normal"/>
    </style:style>
    <style:style style:family="paragraph" style:name="P68">
      <style:paragraph-properties fo:margin-left="1.905cm" fo:text-indent="0cm">
        <style:tab-stops>
          <style:tab-stop style:position="25.08cm" style:type="right"/>
        </style:tab-stops>
      </style:paragraph-properties>
      <style:text-properties fo:color="#000000" fo:font-weight="normal"/>
    </style:style>
    <style:style style:family="text" style:name="T332">
      <style:text-properties fo:color="#000000" fo:font-weight="normal"/>
    </style:style>
    <style:style style:family="text" style:name="T333">
      <style:text-properties fo:color="#000000" fo:font-weight="normal"/>
    </style:style>
    <style:style style:family="text" style:name="T334">
      <style:text-properties fo:color="#000000" fo:font-weight="normal"/>
    </style:style>
    <style:style style:parent-style-name="731" style:family="paragraph" style:name="P69">
      <style:paragraph-properties fo:margin-left="1.27cm" fo:margin-right="0cm" fo:text-indent="-0.635cm">
        <style:tab-stops>
          <style:tab-stop style:position="25.08cm" style:type="right"/>
        </style:tab-stops>
      </style:paragraph-properties>
      <style:text-properties fo:font-variant="normal" fo:text-transform="none" fo:color="#000000" style:text-line-through-type="none" fo:font-family="Calibri" style:font-family-asian="Calibri" style:font-family-complex="Times New Roman" fo:font-size="11pt" fo:letter-spacing="0pt" fo:language="de" fo:country="AT" fo:font-style="normal" style:text-underline-type="none" style:text-underline-width="auto" fo:font-weight="normal"/>
    </style:style>
    <style:style style:parent-style-name="731" style:family="paragraph" style:name="P70">
      <style:paragraph-properties fo:margin-left="1.27cm" fo:margin-right="0cm" fo:text-indent="-0.635cm">
        <style:tab-stops>
          <style:tab-stop style:position="25.08cm" style:type="right"/>
        </style:tab-stops>
      </style:paragraph-properties>
      <style:text-properties fo:font-variant="normal" fo:text-transform="none" fo:color="#000000" style:text-line-through-type="none" fo:font-family="Calibri" style:font-family-asian="Calibri" style:font-family-complex="Times New Roman" fo:font-size="11pt" fo:letter-spacing="0pt" fo:language="de" fo:country="AT" fo:font-style="normal" style:text-underline-type="none" style:text-underline-width="auto" fo:font-weight="normal"/>
    </style:style>
    <style:style style:parent-style-name="731" style:family="paragraph" style:name="P71">
      <style:paragraph-properties fo:margin-left="0cm" fo:margin-right="0cm" fo:text-indent="0cm">
        <style:tab-stops>
          <style:tab-stop style:position="25.08cm" style:type="right"/>
        </style:tab-stops>
      </style:paragraph-properties>
      <style:text-properties fo:font-variant="normal" fo:text-transform="none" fo:color="#000000" style:text-line-through-type="none" fo:font-family="Calibri" style:font-family-asian="Calibri" style:font-family-complex="Times New Roman" fo:font-size="11pt" fo:letter-spacing="0pt" fo:language="de" fo:country="AT" fo:font-style="normal" style:text-underline-type="none" style:text-underline-width="auto" fo:font-weight="normal"/>
    </style:style>
    <style:style style:parent-style-name="731" style:family="paragraph" style:name="P72">
      <style:paragraph-properties fo:margin-left="1.27cm" fo:margin-right="0cm" fo:text-indent="-0.635cm">
        <style:tab-stops>
          <style:tab-stop style:position="25.08cm" style:type="right"/>
        </style:tab-stops>
      </style:paragraph-properties>
      <style:text-properties fo:font-variant="normal" fo:text-transform="none" fo:color="#000000" style:text-line-through-type="none" fo:font-family="Calibri" style:font-family-asian="Calibri" style:font-family-complex="Times New Roman" fo:font-size="11pt" fo:letter-spacing="0pt" fo:language="de" fo:country="AT" fo:font-style="normal" style:text-underline-type="none" style:text-underline-width="auto" fo:font-weight="normal"/>
    </style:style>
    <style:style style:family="text" style:name="T335">
      <style:text-properties fo:color="#000000" fo:font-weight="normal"/>
    </style:style>
    <style:style style:parent-style-name="731" style:list-style-name="WWNum10" style:family="paragraph" style:name="P73">
      <style:paragraph-properties>
        <style:tab-stops>
          <style:tab-stop style:position="25.08cm" style:type="right"/>
        </style:tab-stops>
      </style:paragraph-properties>
      <style:text-properties fo:font-variant="normal" fo:text-transform="none" fo:color="#000000" style:text-line-through-type="none" fo:font-family="Calibri" style:font-family-asian="Calibri" style:font-family-complex="Times New Roman" fo:font-size="11pt" fo:letter-spacing="0pt" fo:language="de" fo:country="AT" fo:font-style="normal" style:text-underline-type="none" style:text-underline-width="auto" fo:font-weight="normal"/>
    </style:style>
    <style:style style:family="text" style:name="T336">
      <style:text-properties fo:color="#000000" fo:font-weight="normal"/>
    </style:style>
    <style:style style:family="text" style:name="T337">
      <style:text-properties fo:color="#000000" fo:font-weight="normal"/>
    </style:style>
    <style:style style:family="text" style:name="T338">
      <style:text-properties fo:color="#000000" fo:font-weight="normal"/>
    </style:style>
    <style:style style:family="paragraph" style:name="P74">
      <style:paragraph-properties fo:margin-left="1.905cm" fo:text-indent="0cm">
        <style:tab-stops>
          <style:tab-stop style:position="25.08cm" style:type="right"/>
        </style:tab-stops>
      </style:paragraph-properties>
      <style:text-properties fo:color="#000000" fo:font-weight="normal"/>
    </style:style>
    <style:style style:family="text" style:name="T339">
      <style:text-properties fo:color="#000000" fo:font-weight="normal"/>
    </style:style>
    <style:style style:family="text" style:name="T340">
      <style:text-properties fo:color="#000000" fo:font-weight="normal"/>
    </style:style>
    <style:style style:family="text" style:name="T341">
      <style:text-properties fo:color="#000000" fo:font-weight="normal"/>
    </style:style>
  </office:automatic-styles>
  <office:body>
    <office:text text:use-soft-page-breaks="true">
      <text:list>
        <text:list-item>
          <text:h text:outline-level="2" text:restart-numbering="0" text:is-list-header="0" text:style-name="P44"><text:span text:style-name="T254">AB: </text:span><text:span text:style-name="T255">GIT / GITLAB / GITHUB</text:span><text:span text:style-name="T256"/><text:span text:style-name="T257"/><text:span/><text:span text:style-name="T258"/></text:h>
        </text:list-item>
        <text:list-item>
          <text:h text:outline-level="2" text:restart-numbering="0" text:is-list-header="0" text:style-name="P48"><text:span text:style-name="T259">T</text:span><text:span text:style-name="T260">heorie</text:span><text:span/></text:h>
        </text:list-item>
      </text:list>
      <text:p text:style-name="P49"><text:span>Beantworte folgende Fragen:</text:span><text:span/></text:p>
      <text:list text:style-name="WWNum9" text:continue-numbering="true">
        <text:list-item>
          <text:p text:style-name="P50"><text:span text:style-name="T261">Erkläre die Begriffe „staging area“ und „repository“. </text:span><text:span text:style-name="T262"/></text:p>
        </text:list-item>
        <text:list-item>
          <text:p text:style-name="P51"><text:span text:style-name="T263">Erkläre den Unterschied zwsichen </text:span><text:span text:style-name="T264">git add [datei]</text:span><text:span text:style-name="T265"> und </text:span><text:span text:style-name="T266">git commit -m „Message“</text:span><text:span text:style-name="T267">. </text:span><text:span text:style-name="T268"/></text:p>
        </text:list-item>
        <text:list-item>
          <text:p text:style-name="P52"><text:span text:style-name="T269">Erkläre, wann es sinnvoll ist, verschiedene branches zu erstellen. </text:span><text:span text:style-name="T270"/></text:p>
        </text:list-item>
        <text:list-item>
          <text:p text:style-name="P53"><text:span text:style-name="T271">Welche Herausforderungen können beim Mergen von Branches in Git auftreten und wie kann man diese lösen?</text:span><text:span text:style-name="T272"/></text:p>
        </text:list-item>
        <text:list-item>
          <text:p text:style-name="P54"><text:span text:style-name="T273">Worin unterscheidet sich Forking von Branching, und in welchen Situationen würdest du welche Methode bevorzugen?</text:span><text:span text:style-name="T274"/></text:p>
        </text:list-item>
        <text:list-item>
          <text:p text:style-name="P55"><text:span text:style-name="T275">Welche Vorteile bieten Pull Requests in der Teamarbeit mit Git?</text:span><text:span text:style-name="T276"/></text:p>
        </text:list-item>
        <text:list-item>
          <text:p text:style-name="P56"><text:span text:style-name="T277">Erkläre einen typischen Git-Workflow in einem Team von Softwareentwickler*innen. </text:span><text:span text:style-name="T278"/></text:p>
        </text:list-item>
      </text:list>
      <text:list>
        <text:list-item>
          <text:h text:outline-level="2" text:restart-numbering="0" text:is-list-header="0" text:style-name="P57"><text:span text:style-name="T279">Praxis</text:span><text:span text:style-name="T280"/><text:span text:style-name="T281"/></text:h>
        </text:list-item>
      </text:list>
      <text:list text:style-name="WWNum10" text:continue-numbering="true">
        <text:list-item>
          <text:p text:style-name="P58"><text:span text:style-name="T282">Navigiere in deinem Terminal zu dem Verzeichnis, in dem du dein Git-Repository erstellen möchtest </text:span><text:span text:style-name="T283">und initialisiere ein neues Git-Repository. <text:line-break/></text:span><text:span text:style-name="T284"/></text:p>
        </text:list-item>
      </text:list>
      <text:p text:style-name="P59"><text:span text:style-name="T285"/><text:span text:style-name="T286">[Screenshot]</text:span><text:span text:style-name="T287"/><text:span/></text:p>
      <text:p text:style-name="P60"><text:span text:style-name="T288"/><text:span text:style-name="T289"/></text:p>
      <text:list text:style-name="WWNum10" text:continue-numbering="true">
        <text:list-item>
          <text:p text:style-name="P61"><text:span text:style-name="T290">E</text:span><text:span text:style-name="T291">rstelle eine einfache GUI-Applikation in Python, mit der du verschiedene Währungen (Euro, Yen, Schwedische Kronen, …) umrechnen kannst, wobei die Wechselkurse statisch in deinem Programm definiert sein sollen. Hierfür kannst du das Template auf Moodle nutzen. <text:line-break/>Teste die GUI, erstelle einen </text:span><text:span text:style-name="T292">commit</text:span><text:span text:style-name="T293"> für diese Version und lade das Repository auf Github. <text:line-break/></text:span><text:span text:style-name="T294"/></text:p>
        </text:list-item>
      </text:list>
      <text:p text:style-name="P62"><text:span text:style-name="T295"/><text:span text:style-name="T296">[Screenshot]</text:span><text:span text:style-name="T297">8</text:span><text:span text:style-name="T298"><text:tab/></text:span><text:span text:style-name="T299"/><text:span/></text:p>
      <text:p text:style-name="P63"><text:span text:style-name="T300"/><text:span/></text:p>
      <text:list text:style-name="WWNum10" text:continue-numbering="true">
        <text:list-item>
          <text:p text:style-name="P64"><text:span text:style-name="T301">Erstelle einen neuen </text:span><text:span text:style-name="T302">branch</text:span><text:span text:style-name="T303"><text:s/></text:span><text:span text:style-name="T304">api_usage</text:span><text:span text:style-name="T305">. </text:span><text:span text:style-name="T306">Erweitere dein Programm so, dass die aktuellen Währungskurse über eine API (z.B. </text:span><text:span text:style-name="T307"/><text:a xlink:href="https://freecurrencyapi.com/" xlink:type="simple"><text:span text:style-name="T308">https://freecurrencyapi.com/</text:span><text:span text:style-name="T309"/></text:a><text:span text:style-name="T310">) abgerufen werden. Erstelle einen commit für diese Version und lade das veränderte Repository auf Github. </text:span><text:span text:style-name="T311"/><text:span text:style-name="T312"/><text:span text:style-name="T313"/><text:span text:style-name="T314"/></text:p>
        </text:list-item>
      </text:list>
      <text:p text:style-name="P65"><text:span text:style-name="T315"/><text:span text:style-name="T316">[Screenshot]</text:span><text:span text:style-name="T317"/><text:span/></text:p>
      <text:p text:style-name="P66"><text:span text:style-name="T318"/><text:span text:style-name="T319"/></text:p>
      <text:list text:style-name="WWNum10" text:continue-numbering="true">
        <text:list-item>
          <text:p text:style-name="P67"><text:span text:style-name="T320">Erstelle einen </text:span><text:span text:style-name="T321">fork</text:span><text:span text:style-name="T322"> des Repositories deiner Sitznachbarin und klone das Repository in einem neuen Ordner auf deinem lokalen Computer. </text:span><text:span text:style-name="T323"/><text:span text:style-name="T324">Erstelle einen neuen Branch my_feature. E</text:span><text:span text:style-name="T325">rweitere die Version deiner Sitznachbarin um ein </text:span><text:span text:style-name="T326">Feature deiner Wahl. Achte dabei darauf, keinen bestehenden Code zu verändern oder zu löschen, um Probleme beim mergen zu verhindern.</text:span><text:span text:style-name="T327"/><text:span text:style-name="T328"><text:s/></text:span><text:span text:style-name="T329">Teste das Programm und erstelle einen pull request, sobald du zufrieden bist. </text:span><text:span text:style-name="T330"/><text:span/><text:span text:style-name="T331"/></text:p>
        </text:list-item>
      </text:list>
      <text:p text:style-name="P68"><text:span text:style-name="T332"/><text:span text:style-name="T333">[Screenshot]</text:span><text:span text:style-name="T334"/><text:span/></text:p>
      <text:p text:style-name="P69"><text:span/><text:span/></text:p>
      <text:p text:style-name="P70"><text:span/><text:span/></text:p>
      <text:p text:style-name="P71"><text:span/><text:span/></text:p>
      <text:p text:style-name="P72"><text:span text:style-name="T335"/><text:span/></text:p>
      <text:list text:style-name="WWNum10" text:continue-numbering="true">
        <text:list-item>
          <text:p text:style-name="P73"><text:span text:style-name="T336">Nimm Änderungen, die jemand anderer aus der Klasse an deinem Repository durchführt, durch Akzeptieren eines pull requests sowie mergen des feature-Branches in deine main-branch auf. </text:span><text:span text:style-name="T337"><text:line-break/>Achtung: Überprüfe vorher gewissenhaft, welche Änderungen durchgeführt werden und ob du diese wirklich akzeptieren willst. </text:span><text:span text:style-name="T338"/></text:p>
        </text:list-item>
      </text:list>
      <text:p text:style-name="P74"><text:span text:style-name="T339"/><text:span text:style-name="T340">[Screenshot]</text:span><text:span text:style-name="T34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5.4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class="default" style:display-name="Normal" style:family="paragraph" style:name="137">
      <style:paragraph-properties/>
    </style:style>
    <style:style style:parent-style-name="137" style:display-name="Heading 2" style:family="paragraph" style:name="139">
      <style:paragraph-properties fo:margin-top="8pt" fo:margin-bottom="4pt"/>
      <style:text-properties fo:color="#0f4761" fo:font-family="Arial" style:font-family-asian="Arial" style:font-family-complex="Arial" fo:font-size="16pt"/>
    </style:style>
    <style:style style:parent-style-name="137" style:display-name="Heading 3" style:family="paragraph" style:name="140">
      <style:paragraph-properties fo:margin-top="8pt" fo:margin-bottom="4pt"/>
      <style:text-properties fo:color="#0f4761" fo:font-family="Arial" style:font-family-asian="Arial" style:font-family-complex="Arial" fo:font-size="14pt"/>
    </style:style>
    <style:style style:parent-style-name="137" style:display-name="Heading 4" style:family="paragraph" style:name="141">
      <style:paragraph-properties fo:margin-top="4pt" fo:margin-bottom="2pt"/>
      <style:text-properties fo:color="#0f4761" fo:font-family="Arial" style:font-family-asian="Arial" style:font-family-complex="Arial" fo:font-style="italic"/>
    </style:style>
    <style:style style:parent-style-name="137" style:display-name="Heading 5" style:family="paragraph" style:name="142">
      <style:paragraph-properties fo:margin-top="4pt" fo:margin-bottom="2pt"/>
      <style:text-properties fo:color="#0f4761" fo:font-family="Arial" style:font-family-asian="Arial" style:font-family-complex="Arial"/>
    </style:style>
    <style:style style:parent-style-name="137" style:display-name="Heading 6" style:family="paragraph" style:name="143">
      <style:paragraph-properties fo:margin-top="2pt" fo:margin-bottom="0pt"/>
      <style:text-properties fo:color="#595959" fo:font-family="Arial" style:font-family-asian="Arial" style:font-family-complex="Arial" fo:font-style="italic"/>
    </style:style>
    <style:style style:parent-style-name="137" style:display-name="Heading 7" style:family="paragraph" style:name="144">
      <style:paragraph-properties fo:margin-top="2pt" fo:margin-bottom="0pt"/>
      <style:text-properties fo:color="#595959" fo:font-family="Arial" style:font-family-asian="Arial" style:font-family-complex="Arial"/>
    </style:style>
    <style:style style:parent-style-name="137" style:display-name="Heading 8" style:family="paragraph" style:name="145">
      <style:paragraph-properties fo:margin-bottom="0pt"/>
      <style:text-properties fo:color="#272727" fo:font-family="Arial" style:font-family-asian="Arial" style:font-family-complex="Arial" fo:font-style="italic"/>
    </style:style>
    <style:style style:parent-style-name="137" style:display-name="Heading 9" style:family="paragraph" style:name="146">
      <style:paragraph-properties fo:margin-bottom="0pt"/>
      <style:text-properties fo:color="#272727" fo:font-family="Arial" style:font-family-asian="Arial" style:font-family-complex="Arial" fo:font-style="italic"/>
    </style:style>
    <style:style style:class="default" style:display-name="Default Paragraph Font" style:family="text" style:name="147">
      <style:paragraph-properties/>
    </style:style>
    <style:style style:parent-style-name="147" style:display-name="Heading 1 Char" style:family="text" style:name="149">
      <style:paragraph-properties/>
      <style:text-properties fo:color="#0f4761" fo:font-family="Arial" style:font-family-asian="Arial" style:font-family-complex="Arial" fo:font-size="20pt"/>
    </style:style>
    <style:style style:parent-style-name="147" style:display-name="Heading 2 Char" style:family="text" style:name="150">
      <style:paragraph-properties/>
      <style:text-properties fo:color="#0f4761" fo:font-family="Arial" style:font-family-asian="Arial" style:font-family-complex="Arial" fo:font-size="16pt"/>
    </style:style>
    <style:style style:parent-style-name="147" style:display-name="Heading 3 Char" style:family="text" style:name="151">
      <style:paragraph-properties/>
      <style:text-properties fo:color="#0f4761" fo:font-family="Arial" style:font-family-asian="Arial" style:font-family-complex="Arial" fo:font-size="14pt"/>
    </style:style>
    <style:style style:parent-style-name="147" style:display-name="Heading 4 Char" style:family="text" style:name="152">
      <style:paragraph-properties/>
      <style:text-properties fo:color="#0f4761" fo:font-family="Arial" style:font-family-asian="Arial" style:font-family-complex="Arial" fo:font-style="italic"/>
    </style:style>
    <style:style style:parent-style-name="147" style:display-name="Heading 5 Char" style:family="text" style:name="153">
      <style:paragraph-properties/>
      <style:text-properties fo:color="#0f4761" fo:font-family="Arial" style:font-family-asian="Arial" style:font-family-complex="Arial"/>
    </style:style>
    <style:style style:parent-style-name="147" style:display-name="Heading 6 Char" style:family="text" style:name="154">
      <style:paragraph-properties/>
      <style:text-properties fo:color="#595959" fo:font-family="Arial" style:font-family-asian="Arial" style:font-family-complex="Arial" fo:font-style="italic"/>
    </style:style>
    <style:style style:parent-style-name="147" style:display-name="Heading 7 Char" style:family="text" style:name="155">
      <style:paragraph-properties/>
      <style:text-properties fo:color="#595959" fo:font-family="Arial" style:font-family-asian="Arial" style:font-family-complex="Arial"/>
    </style:style>
    <style:style style:parent-style-name="147" style:display-name="Heading 8 Char" style:family="text" style:name="156">
      <style:paragraph-properties/>
      <style:text-properties fo:color="#272727" fo:font-family="Arial" style:font-family-asian="Arial" style:font-family-complex="Arial" fo:font-style="italic"/>
    </style:style>
    <style:style style:parent-style-name="147" style:display-name="Heading 9 Char" style:family="text" style:name="157">
      <style:paragraph-properties/>
      <style:text-properties fo:color="#272727" fo:font-family="Arial" style:font-family-asian="Arial" style:font-family-complex="Arial" fo:font-style="italic"/>
    </style:style>
    <style:style style:parent-style-name="137" style:display-name="Title" style:family="paragraph" style:name="158">
      <style:paragraph-properties fo:line-height="100%" fo:margin-bottom="4pt" style:contextual-spacing="true"/>
      <style:text-properties fo:font-family="Arial" style:font-family-asian="Arial" style:font-family-complex="Arial" fo:font-size="28pt" fo:letter-spacing="-0.5pt"/>
    </style:style>
    <style:style style:parent-style-name="147" style:display-name="Title Char" style:family="text" style:name="159">
      <style:paragraph-properties/>
      <style:text-properties fo:font-family="Arial" style:font-family-asian="Arial" style:font-family-complex="Arial" fo:font-size="28pt" fo:letter-spacing="-0.5pt"/>
    </style:style>
    <style:style style:parent-style-name="137" style:display-name="Subtitle" style:family="paragraph" style:name="160">
      <style:paragraph-properties/>
      <style:text-properties fo:color="#595959" fo:font-size="14pt" fo:letter-spacing="0.75pt"/>
    </style:style>
    <style:style style:parent-style-name="147" style:display-name="Subtitle Char" style:family="text" style:name="161">
      <style:paragraph-properties/>
      <style:text-properties fo:color="#595959" fo:font-size="14pt" fo:letter-spacing="0.75pt"/>
    </style:style>
    <style:style style:parent-style-name="137" style:display-name="Quote" style:family="paragraph" style:name="162">
      <style:paragraph-properties fo:text-align="center" fo:margin-top="8pt"/>
      <style:text-properties fo:color="#404040" fo:font-style="italic"/>
    </style:style>
    <style:style style:parent-style-name="147" style:display-name="Quote Char" style:family="text" style:name="163">
      <style:paragraph-properties/>
      <style:text-properties fo:color="#404040" fo:font-style="italic"/>
    </style:style>
    <style:style style:parent-style-name="147" style:display-name="Intense Emphasis" style:family="text" style:name="165">
      <style:paragraph-properties/>
      <style:text-properties fo:color="#0f4761" fo:font-style="italic"/>
    </style:style>
    <style:style style:parent-style-name="137" style:display-name="Intense Quote" style:family="paragraph" style:name="166">
      <style:paragraph-properties fo:text-align="center" fo:margin-left="1.524cm" fo:margin-right="1.524cm" fo:margin-top="18pt" fo:margin-bottom="18pt" fo:border-top="0.01764cm solid #0F4761" fo:border-bottom="0.01764cm solid #0F4761"/>
      <style:text-properties fo:color="#0f4761" fo:font-style="italic"/>
    </style:style>
    <style:style style:parent-style-name="147" style:display-name="Intense Quote Char" style:family="text" style:name="167">
      <style:paragraph-properties/>
      <style:text-properties fo:color="#0f4761" fo:font-style="italic"/>
    </style:style>
    <style:style style:parent-style-name="147" style:display-name="Intense Reference" style:family="text" style:name="168">
      <style:paragraph-properties/>
      <style:text-properties fo:font-variant="small-caps" fo:color="#0f4761" fo:letter-spacing="0.25pt" fo:font-weight="bold"/>
    </style:style>
    <style:style style:parent-style-name="137" style:display-name="No Spacing" style:family="paragraph" style:name="169">
      <style:paragraph-properties fo:line-height="100%" fo:margin-bottom="0pt"/>
    </style:style>
    <style:style style:parent-style-name="147" style:display-name="Subtle Emphasis" style:family="text" style:name="170">
      <style:paragraph-properties/>
      <style:text-properties fo:color="#404040" fo:font-style="italic"/>
    </style:style>
    <style:style style:parent-style-name="147" style:display-name="Emphasis" style:family="text" style:name="171">
      <style:paragraph-properties/>
      <style:text-properties fo:font-style="italic"/>
    </style:style>
    <style:style style:parent-style-name="147" style:display-name="Strong" style:family="text" style:name="172">
      <style:paragraph-properties/>
      <style:text-properties fo:font-weight="bold"/>
    </style:style>
    <style:style style:parent-style-name="147" style:display-name="Subtle Reference" style:family="text" style:name="173">
      <style:paragraph-properties/>
      <style:text-properties fo:font-variant="small-caps" fo:color="#5a5a5a"/>
    </style:style>
    <style:style style:parent-style-name="147" style:display-name="Book Title" style:family="text" style:name="174">
      <style:paragraph-properties/>
      <style:text-properties fo:letter-spacing="0.25pt" fo:font-style="italic" fo:font-weight="bold"/>
    </style:style>
    <style:style style:parent-style-name="147" style:display-name="Header Char" style:family="text" style:name="176">
      <style:paragraph-properties/>
    </style:style>
    <style:style style:parent-style-name="147" style:display-name="Footer Char" style:family="text" style:name="178">
      <style:paragraph-properties/>
    </style:style>
    <style:style style:parent-style-name="137" style:display-name="Caption" style:family="paragraph" style:name="179">
      <style:paragraph-properties fo:line-height="100%" fo:margin-bottom="10pt"/>
      <style:text-properties fo:color="#0e2841" fo:font-size="9pt" fo:font-style="italic"/>
    </style:style>
    <style:style style:parent-style-name="137" style:display-name="footnote text" style:family="paragraph" style:name="180">
      <style:paragraph-properties fo:line-height="100%" fo:margin-bottom="0pt"/>
      <style:text-properties fo:font-size="10pt"/>
    </style:style>
    <style:style style:parent-style-name="147" style:display-name="Footnote Text Char" style:family="text" style:name="181">
      <style:paragraph-properties/>
      <style:text-properties fo:font-size="10pt"/>
    </style:style>
    <style:style style:parent-style-name="147" style:display-name="footnote reference" style:family="text" style:name="182">
      <style:paragraph-properties/>
      <style:text-properties style:text-position="super 58%"/>
    </style:style>
    <style:style style:parent-style-name="137" style:display-name="endnote text" style:family="paragraph" style:name="183">
      <style:paragraph-properties fo:line-height="100%" fo:margin-bottom="0pt"/>
      <style:text-properties fo:font-size="10pt"/>
    </style:style>
    <style:style style:parent-style-name="147" style:display-name="Endnote Text Char" style:family="text" style:name="184">
      <style:paragraph-properties/>
      <style:text-properties fo:font-size="10pt"/>
    </style:style>
    <style:style style:parent-style-name="147" style:display-name="endnote reference" style:family="text" style:name="185">
      <style:paragraph-properties/>
      <style:text-properties style:text-position="super 58%"/>
    </style:style>
    <style:style style:parent-style-name="147" style:display-name="FollowedHyperlink" style:family="text" style:name="187">
      <style:paragraph-properties/>
      <style:text-properties fo:color="#954f72" style:text-underline-type="single" style:text-underline-style="solid" style:text-underline-width="auto" style:text-underline-color="font-color"/>
    </style:style>
    <style:style style:parent-style-name="137" style:display-name="toc 1" style:family="paragraph" style:name="188">
      <style:paragraph-properties fo:margin-bottom="5pt"/>
    </style:style>
    <style:style style:parent-style-name="137" style:display-name="toc 2" style:family="paragraph" style:name="189">
      <style:paragraph-properties fo:margin-left="0.3881cm" fo:margin-bottom="5pt"/>
    </style:style>
    <style:style style:parent-style-name="137" style:display-name="toc 3" style:family="paragraph" style:name="190">
      <style:paragraph-properties fo:margin-left="0.7762cm" fo:margin-bottom="5pt"/>
    </style:style>
    <style:style style:parent-style-name="137" style:display-name="toc 4" style:family="paragraph" style:name="191">
      <style:paragraph-properties fo:margin-left="1.164cm" fo:margin-bottom="5pt"/>
    </style:style>
    <style:style style:parent-style-name="137" style:display-name="toc 5" style:family="paragraph" style:name="192">
      <style:paragraph-properties fo:margin-left="1.552cm" fo:margin-bottom="5pt"/>
    </style:style>
    <style:style style:parent-style-name="137" style:display-name="toc 6" style:family="paragraph" style:name="193">
      <style:paragraph-properties fo:margin-left="1.94cm" fo:margin-bottom="5pt"/>
    </style:style>
    <style:style style:parent-style-name="137" style:display-name="toc 7" style:family="paragraph" style:name="194">
      <style:paragraph-properties fo:margin-left="2.328cm" fo:margin-bottom="5pt"/>
    </style:style>
    <style:style style:parent-style-name="137" style:display-name="toc 8" style:family="paragraph" style:name="195">
      <style:paragraph-properties fo:margin-left="2.717cm" fo:margin-bottom="5pt"/>
    </style:style>
    <style:style style:parent-style-name="137" style:display-name="toc 9" style:family="paragraph" style:name="196">
      <style:paragraph-properties fo:margin-left="3.105cm" fo:margin-bottom="5pt"/>
    </style:style>
    <style:style style:display-name="TOC Heading" style:family="paragraph" style:name="206">
      <style:paragraph-properties/>
    </style:style>
    <style:style style:parent-style-name="137" style:display-name="table of figures" style:family="paragraph" style:name="207">
      <style:paragraph-properties fo:margin-bottom="0pt"/>
    </style:style>
    <style:style style:display-name="DStyle_paragraph" style:family="paragraph" style:name="721">
      <style:paragraph-properties fo:line-height="100%" fo:text-align="left" fo:margin-top="0pt" fo:margin-bottom="8pt" fo:border="none"/>
      <style:text-properties fo:font-variant="normal" fo:text-transform="none" fo:color="#000000" style:text-line-through-type="none" fo:font-family="Calibri" style:font-family-asian="Calibri" style:font-family-complex="Times New Roman" fo:font-size="11pt" fo:letter-spacing="0pt" fo:language="de" fo:country="AT" fo:font-style="normal" style:text-underline-type="none" style:text-underline-width="auto" fo:font-weight="normal"/>
    </style:style>
    <style:style style:parent-style-name="721" style:display-name="Standard" style:family="paragraph" style:name="722">
      <style:paragraph-properties/>
      <style:text-properties/>
    </style:style>
    <style:style style:parent-style-name="722" style:display-name="Heading" style:family="paragraph" style:name="723">
      <style:paragraph-properties fo:margin-top="12pt" fo:margin-bottom="6pt"/>
      <style:text-properties fo:font-family="Liberation Sans" style:font-family-asian="MS Gothic" style:font-family-complex="Tahoma" fo:font-size="14pt"/>
    </style:style>
    <style:style style:parent-style-name="722" style:display-name="Text body" style:family="paragraph" style:name="724">
      <style:paragraph-properties fo:line-height="115%" fo:margin-top="0pt" fo:margin-bottom="7pt"/>
    </style:style>
    <style:style style:parent-style-name="722" style:display-name="Heading 1" style:family="paragraph" style:name="725">
      <style:paragraph-properties fo:margin-top="12pt" fo:margin-bottom="0pt"/>
      <style:text-properties fo:color="#2f5496" fo:font-family="Calibri Light" style:font-family-asian="Times New Roman" style:font-family-complex="Calibri Light" fo:font-size="16pt"/>
    </style:style>
    <style:style style:parent-style-name="722" style:display-name="Listenabsatz" style:family="paragraph" style:name="726">
      <style:paragraph-properties fo:margin-left="1.27cm" fo:margin-right="0cm" fo:text-indent="0cm" fo:margin-top="0pt" fo:margin-bottom="8pt"/>
    </style:style>
    <style:style style:parent-style-name="722" style:display-name="Header and Footer" style:family="paragraph" style:name="727">
      <style:paragraph-properties>
        <style:tab-stops>
          <style:tab-stop style:position="8.499cm" style:type="center"/>
          <style:tab-stop style:position="17cm" style:type="right"/>
        </style:tab-stops>
      </style:paragraph-properties>
    </style:style>
    <style:style style:parent-style-name="722" style:display-name="Header" style:family="paragraph" style:name="728">
      <style:paragraph-properties fo:margin-top="0pt" fo:margin-bottom="0pt">
        <style:tab-stops>
          <style:tab-stop style:position="8cm" style:type="center"/>
          <style:tab-stop style:position="16cm" style:type="right"/>
        </style:tab-stops>
      </style:paragraph-properties>
    </style:style>
    <style:style style:parent-style-name="722" style:display-name="Footer" style:family="paragraph" style:name="729">
      <style:paragraph-properties fo:margin-top="0pt" fo:margin-bottom="0pt">
        <style:tab-stops>
          <style:tab-stop style:position="8cm" style:type="center"/>
          <style:tab-stop style:position="16cm" style:type="right"/>
        </style:tab-stops>
      </style:paragraph-properties>
    </style:style>
    <style:style style:parent-style-name="721" style:display-name="Normal Table (WW)" style:family="paragraph" style:name="730">
      <style:paragraph-properties fo:line-height="107.083%" fo:text-align="left" fo:margin-top="0pt" fo:margin-bottom="8pt"/>
      <style:text-properties fo:font-family="Calibri" style:font-family-asian="Cambria Math" style:font-family-complex="Times New Roman" fo:font-size="11pt" fo:language="de" fo:country="AT"/>
    </style:style>
    <style:style style:parent-style-name="722" style:display-name="List Paragraph" style:family="paragraph" style:name="731">
      <style:paragraph-properties fo:margin-left="1.27cm" fo:margin-right="0cm" fo:text-indent="0cm" fo:margin-top="0pt" fo:margin-bottom="8pt"/>
      <style:text-properties/>
    </style:style>
    <style:style style:parent-style-name="721" style:display-name="Code" style:family="paragraph" style:name="732">
      <style:paragraph-properties fo:line-height="100%" fo:margin-left="2cm" fo:margin-right="0cm" fo:text-indent="0cm" fo:margin-top="0pt" fo:margin-bottom="0pt"/>
      <style:text-properties fo:font-family="Courier New" style:font-family-complex="'Courier New'" fo:font-size="10pt"/>
    </style:style>
    <style:style style:parent-style-name="721" style:display-name="Absatz-Standardschriftart" style:family="text" style:name="733">
      <style:paragraph-properties/>
      <style:text-properties/>
    </style:style>
    <style:style style:parent-style-name="733" style:display-name="Überschrift 1 Zchn" style:family="text" style:name="734">
      <style:paragraph-properties/>
      <style:text-properties fo:color="#2f5496" fo:font-family="Calibri Light" style:font-family-asian="Times New Roman" style:font-family-complex="Times New Roman" fo:font-size="16pt"/>
    </style:style>
    <style:style style:parent-style-name="733" style:display-name="Kopfzeile Zchn" style:family="text" style:name="735">
      <style:paragraph-properties/>
    </style:style>
    <style:style style:parent-style-name="733" style:display-name="Fußzeile Zchn" style:family="text" style:name="736">
      <style:paragraph-properties/>
    </style:style>
    <style:style style:parent-style-name="733" style:display-name="Hyperlink" style:family="text" style:name="737">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733" style:display-name="Nicht aufgelöste Erwähnung" style:family="text" style:name="738">
      <style:paragraph-properties/>
      <style:text-properties fo:color="#605e5c" fo:background-color="#e1dfdd"/>
    </style:style>
    <style:style style:parent-style-name="721" style:display-name="Internet link" style:family="text" style:name="739">
      <style:paragraph-properties/>
      <style:text-properties fo:color="#000080" style:text-underline-type="single" style:text-underline-style="solid" style:text-underline-width="auto" style:text-underline-color="font-color"/>
    </style:style>
    <style:style style:parent-style-name="721" style:display-name="Visited Internet Link" style:family="text" style:name="740">
      <style:paragraph-properties/>
      <style:text-properties fo:color="#800000" style:text-underline-type="single" style:text-underline-style="solid" style:text-underline-width="auto" style:text-underline-color="font-color"/>
    </style:style>
    <style:style style:parent-style-name="721" style:display-name="WW_CharLFO3LVL1" style:family="text" style:name="741">
      <style:paragraph-properties/>
      <style:text-properties fo:font-family="Symbol" style:font-family-asian="Symbol" style:font-family-complex="Symbol"/>
    </style:style>
    <style:style style:parent-style-name="721" style:display-name="WW_CharLFO3LVL2" style:family="text" style:name="742">
      <style:paragraph-properties/>
      <style:text-properties fo:font-family="Courier New" style:font-family-complex="Courier New"/>
    </style:style>
    <style:style style:parent-style-name="721" style:display-name="WW_CharLFO3LVL3" style:family="text" style:name="743">
      <style:paragraph-properties/>
      <style:text-properties fo:font-family="Wingdings" style:font-family-asian="Wingdings" style:font-family-complex="Wingdings"/>
    </style:style>
    <style:style style:parent-style-name="721" style:display-name="WW_CharLFO3LVL4" style:family="text" style:name="744">
      <style:paragraph-properties/>
      <style:text-properties fo:font-family="Symbol" style:font-family-asian="Symbol" style:font-family-complex="Symbol"/>
    </style:style>
    <style:style style:parent-style-name="721" style:display-name="WW_CharLFO3LVL5" style:family="text" style:name="745">
      <style:paragraph-properties/>
      <style:text-properties fo:font-family="Courier New" style:font-family-complex="Courier New"/>
    </style:style>
    <style:style style:parent-style-name="721" style:display-name="WW_CharLFO3LVL6" style:family="text" style:name="746">
      <style:paragraph-properties/>
      <style:text-properties fo:font-family="Wingdings" style:font-family-asian="Wingdings" style:font-family-complex="Wingdings"/>
    </style:style>
    <style:style style:parent-style-name="721" style:display-name="WW_CharLFO3LVL7" style:family="text" style:name="747">
      <style:paragraph-properties/>
      <style:text-properties fo:font-family="Symbol" style:font-family-asian="Symbol" style:font-family-complex="Symbol"/>
    </style:style>
    <style:style style:parent-style-name="721" style:display-name="WW_CharLFO3LVL8" style:family="text" style:name="748">
      <style:paragraph-properties/>
      <style:text-properties fo:font-family="Courier New" style:font-family-complex="Courier New"/>
    </style:style>
    <style:style style:parent-style-name="721" style:display-name="WW_CharLFO3LVL9" style:family="text" style:name="749">
      <style:paragraph-properties/>
      <style:text-properties fo:font-family="Wingdings" style:font-family-asian="Wingdings" style:font-family-complex="Wingdings"/>
    </style:style>
    <style:style style:parent-style-name="721" style:display-name="WW_CharLFO4LVL1" style:family="text" style:name="750">
      <style:paragraph-properties/>
      <style:text-properties fo:font-family="Symbol" style:font-family-asian="Symbol" style:font-family-complex="Symbol"/>
    </style:style>
    <style:style style:parent-style-name="721" style:display-name="WW_CharLFO4LVL2" style:family="text" style:name="751">
      <style:paragraph-properties/>
      <style:text-properties fo:font-family="Courier New" style:font-family-complex="Courier New"/>
    </style:style>
    <style:style style:parent-style-name="721" style:display-name="WW_CharLFO4LVL3" style:family="text" style:name="752">
      <style:paragraph-properties/>
      <style:text-properties fo:font-family="Wingdings" style:font-family-asian="Wingdings" style:font-family-complex="Wingdings"/>
    </style:style>
    <style:style style:parent-style-name="721" style:display-name="WW_CharLFO4LVL4" style:family="text" style:name="753">
      <style:paragraph-properties/>
      <style:text-properties fo:font-family="Symbol" style:font-family-asian="Symbol" style:font-family-complex="Symbol"/>
    </style:style>
    <style:style style:parent-style-name="721" style:display-name="WW_CharLFO4LVL5" style:family="text" style:name="754">
      <style:paragraph-properties/>
      <style:text-properties fo:font-family="Courier New" style:font-family-complex="Courier New"/>
    </style:style>
    <style:style style:parent-style-name="721" style:display-name="WW_CharLFO4LVL6" style:family="text" style:name="755">
      <style:paragraph-properties/>
      <style:text-properties fo:font-family="Wingdings" style:font-family-asian="Wingdings" style:font-family-complex="Wingdings"/>
    </style:style>
    <style:style style:parent-style-name="721" style:display-name="WW_CharLFO4LVL7" style:family="text" style:name="756">
      <style:paragraph-properties/>
      <style:text-properties fo:font-family="Symbol" style:font-family-asian="Symbol" style:font-family-complex="Symbol"/>
    </style:style>
    <style:style style:parent-style-name="721" style:display-name="WW_CharLFO4LVL8" style:family="text" style:name="757">
      <style:paragraph-properties/>
      <style:text-properties fo:font-family="Courier New" style:font-family-complex="Courier New"/>
    </style:style>
    <style:style style:parent-style-name="721" style:display-name="WW_CharLFO4LVL9" style:family="text" style:name="758">
      <style:paragraph-properties/>
      <style:text-properties fo:font-family="Wingdings" style:font-family-asian="Wingdings" style:font-family-complex="Wingdings"/>
    </style:style>
    <style:style style:parent-style-name="721" style:display-name="WW_CharLFO5LVL1" style:family="text" style:name="759">
      <style:paragraph-properties/>
      <style:text-properties fo:font-family="Symbol" style:font-family-asian="Symbol" style:font-family-complex="Symbol"/>
    </style:style>
    <style:style style:parent-style-name="721" style:display-name="WW_CharLFO5LVL2" style:family="text" style:name="760">
      <style:paragraph-properties/>
      <style:text-properties fo:font-family="Courier New" style:font-family-complex="Courier New"/>
    </style:style>
    <style:style style:parent-style-name="721" style:display-name="WW_CharLFO5LVL3" style:family="text" style:name="761">
      <style:paragraph-properties/>
      <style:text-properties fo:font-family="Wingdings" style:font-family-asian="Wingdings" style:font-family-complex="Wingdings"/>
    </style:style>
    <style:style style:parent-style-name="721" style:display-name="WW_CharLFO5LVL4" style:family="text" style:name="762">
      <style:paragraph-properties/>
      <style:text-properties fo:font-family="Symbol" style:font-family-asian="Symbol" style:font-family-complex="Symbol"/>
    </style:style>
    <style:style style:parent-style-name="721" style:display-name="WW_CharLFO5LVL5" style:family="text" style:name="763">
      <style:paragraph-properties/>
      <style:text-properties fo:font-family="Courier New" style:font-family-complex="Courier New"/>
    </style:style>
    <style:style style:parent-style-name="721" style:display-name="WW_CharLFO5LVL6" style:family="text" style:name="764">
      <style:paragraph-properties/>
      <style:text-properties fo:font-family="Wingdings" style:font-family-asian="Wingdings" style:font-family-complex="Wingdings"/>
    </style:style>
    <style:style style:parent-style-name="721" style:display-name="WW_CharLFO5LVL7" style:family="text" style:name="765">
      <style:paragraph-properties/>
      <style:text-properties fo:font-family="Symbol" style:font-family-asian="Symbol" style:font-family-complex="Symbol"/>
    </style:style>
    <style:style style:parent-style-name="721" style:display-name="WW_CharLFO5LVL8" style:family="text" style:name="766">
      <style:paragraph-properties/>
      <style:text-properties fo:font-family="Courier New" style:font-family-complex="Courier New"/>
    </style:style>
    <style:style style:parent-style-name="721" style:display-name="WW_CharLFO5LVL9" style:family="text" style:name="767">
      <style:paragraph-properties/>
      <style:text-properties fo:font-family="Wingdings" style:font-family-asian="Wingdings" style:font-family-complex="Wingdings"/>
    </style:style>
    <style:style style:parent-style-name="721" style:display-name="Default Paragraph Font (WW)" style:family="text" style:name="768">
      <style:paragraph-properties/>
    </style:style>
    <style:style style:parent-style-name="721" style:display-name="ListLabel 1" style:family="text" style:name="769">
      <style:paragraph-properties/>
      <style:text-properties style:font-family-complex="Times New Roman"/>
    </style:style>
    <style:style style:parent-style-name="721" style:display-name="ListLabel 2" style:family="text" style:name="770">
      <style:paragraph-properties/>
      <style:text-properties style:font-family-complex="Times New Roman"/>
    </style:style>
    <style:style style:parent-style-name="721" style:display-name="ListLabel 3" style:family="text" style:name="771">
      <style:paragraph-properties/>
      <style:text-properties style:font-family-complex="Times New Roman"/>
    </style:style>
    <style:style style:parent-style-name="721" style:display-name="ListLabel 4" style:family="text" style:name="772">
      <style:paragraph-properties/>
      <style:text-properties style:font-family-complex="Times New Roman"/>
    </style:style>
    <style:style style:parent-style-name="721" style:display-name="ListLabel 5" style:family="text" style:name="773">
      <style:paragraph-properties/>
      <style:text-properties style:font-family-complex="Times New Roman"/>
    </style:style>
    <style:style style:parent-style-name="721" style:display-name="ListLabel 6" style:family="text" style:name="774">
      <style:paragraph-properties/>
      <style:text-properties style:font-family-complex="Times New Roman"/>
    </style:style>
    <style:style style:parent-style-name="721" style:display-name="ListLabel 7" style:family="text" style:name="775">
      <style:paragraph-properties/>
      <style:text-properties style:font-family-complex="Times New Roman"/>
    </style:style>
    <style:style style:parent-style-name="721" style:display-name="ListLabel 8" style:family="text" style:name="776">
      <style:paragraph-properties/>
      <style:text-properties style:font-family-complex="Times New Roman"/>
    </style:style>
    <style:style style:parent-style-name="721" style:display-name="ListLabel 9" style:family="text" style:name="777">
      <style:paragraph-properties/>
      <style:text-properties style:font-family-complex="Times New Roman"/>
    </style:style>
    <style:style style:parent-style-name="721" style:display-name="ListLabel 10" style:family="text" style:name="778">
      <style:paragraph-properties/>
    </style:style>
    <style:style style:parent-style-name="721" style:display-name="ListLabel 11" style:family="text" style:name="779">
      <style:paragraph-properties/>
      <style:text-properties style:font-family-complex="Times New Roman"/>
    </style:style>
    <style:style style:parent-style-name="721" style:display-name="ListLabel 12" style:family="text" style:name="780">
      <style:paragraph-properties/>
      <style:text-properties style:font-family-complex="Times New Roman"/>
    </style:style>
    <style:style style:parent-style-name="721" style:display-name="ListLabel 13" style:family="text" style:name="781">
      <style:paragraph-properties/>
      <style:text-properties style:font-family-complex="Times New Roman"/>
    </style:style>
    <style:style style:parent-style-name="721" style:display-name="ListLabel 14" style:family="text" style:name="782">
      <style:paragraph-properties/>
      <style:text-properties style:font-family-complex="Times New Roman"/>
    </style:style>
    <style:style style:parent-style-name="721" style:display-name="ListLabel 15" style:family="text" style:name="783">
      <style:paragraph-properties/>
      <style:text-properties style:font-family-complex="Times New Roman"/>
    </style:style>
    <style:style style:parent-style-name="721" style:display-name="ListLabel 16" style:family="text" style:name="784">
      <style:paragraph-properties/>
      <style:text-properties style:font-family-complex="Times New Roman"/>
    </style:style>
    <style:style style:parent-style-name="721" style:display-name="ListLabel 17" style:family="text" style:name="785">
      <style:paragraph-properties/>
      <style:text-properties style:font-family-complex="Times New Roman"/>
    </style:style>
    <style:style style:parent-style-name="721" style:display-name="ListLabel 18" style:family="text" style:name="786">
      <style:paragraph-properties/>
      <style:text-properties style:font-family-complex="Times New Roman"/>
    </style:style>
    <style:style style:parent-style-name="721" style:display-name="Bullet Symbols" style:family="text" style:name="787">
      <style:paragraph-properties/>
      <style:text-properties fo:font-family="OpenSymbol" style:font-family-asian="OpenSymbol" style:font-family-complex="OpenSymbol"/>
    </style:style>
    <style:style style:parent-style-name="721" style:display-name="Numbering Symbols" style:family="text" style:name="788">
      <style:paragraph-properties/>
    </style:style>
    <style:style style:parent-style-name="721" style:display-name="ListLabel 19" style:family="text" style:name="789">
      <style:paragraph-properties/>
      <style:text-properties style:font-family-complex="Times New Roman"/>
    </style:style>
    <style:style style:parent-style-name="721" style:display-name="ListLabel 20" style:family="text" style:name="790">
      <style:paragraph-properties/>
    </style:style>
    <style:style style:parent-style-name="721" style:display-name="ListLabel 21" style:family="text" style:name="791">
      <style:paragraph-properties/>
      <style:text-properties style:font-family-complex="Times New Roman"/>
    </style:style>
    <style:style style:parent-style-name="721" style:display-name="ListLabel 22" style:family="text" style:name="792">
      <style:paragraph-properties/>
      <style:text-properties style:font-family-complex="Times New Roman"/>
    </style:style>
    <style:style style:parent-style-name="721" style:display-name="ListLabel 23" style:family="text" style:name="793">
      <style:paragraph-properties/>
      <style:text-properties style:font-family-complex="Times New Roman"/>
    </style:style>
    <style:style style:parent-style-name="721" style:display-name="ListLabel 24" style:family="text" style:name="794">
      <style:paragraph-properties/>
      <style:text-properties style:font-family-complex="Times New Roman"/>
    </style:style>
    <style:style style:parent-style-name="721" style:display-name="ListLabel 25" style:family="text" style:name="795">
      <style:paragraph-properties/>
      <style:text-properties style:font-family-complex="Times New Roman"/>
    </style:style>
    <style:style style:parent-style-name="721" style:display-name="ListLabel 26" style:family="text" style:name="796">
      <style:paragraph-properties/>
      <style:text-properties style:font-family-complex="Times New Roman"/>
    </style:style>
    <style:style style:parent-style-name="721" style:display-name="ListLabel 27" style:family="text" style:name="797">
      <style:paragraph-properties/>
      <style:text-properties style:font-family-complex="Times New Roman"/>
    </style:style>
    <style:style style:parent-style-name="721" style:display-name="ListLabel 28" style:family="text" style:name="798">
      <style:paragraph-properties/>
      <style:text-properties style:font-family-complex="Times New Roman"/>
    </style:style>
    <style:style style:parent-style-name="721" style:display-name="ListLabel 29" style:family="text" style:name="799">
      <style:paragraph-properties/>
    </style:style>
    <style:style style:parent-style-name="721" style:display-name="ListLabel 30" style:family="text" style:name="800">
      <style:paragraph-properties/>
      <style:text-properties style:font-family-complex="Times New Roman"/>
    </style:style>
    <style:style style:parent-style-name="721" style:display-name="ListLabel 31" style:family="text" style:name="801">
      <style:paragraph-properties/>
      <style:text-properties style:font-family-complex="Times New Roman"/>
    </style:style>
    <style:style style:parent-style-name="721" style:display-name="ListLabel 32" style:family="text" style:name="802">
      <style:paragraph-properties/>
      <style:text-properties style:font-family-complex="Times New Roman"/>
    </style:style>
    <style:style style:parent-style-name="721" style:display-name="ListLabel 33" style:family="text" style:name="803">
      <style:paragraph-properties/>
      <style:text-properties style:font-family-complex="Times New Roman"/>
    </style:style>
    <style:style style:parent-style-name="721" style:display-name="ListLabel 34" style:family="text" style:name="804">
      <style:paragraph-properties/>
      <style:text-properties style:font-family-complex="Times New Roman"/>
    </style:style>
    <style:style style:parent-style-name="721" style:display-name="ListLabel 35" style:family="text" style:name="805">
      <style:paragraph-properties/>
      <style:text-properties style:font-family-complex="Times New Roman"/>
    </style:style>
    <style:style style:parent-style-name="721" style:display-name="ListLabel 36" style:family="text" style:name="806">
      <style:paragraph-properties/>
      <style:text-properties style:font-family-complex="Times New Roman"/>
    </style:style>
    <style:style style:parent-style-name="721" style:display-name="ListLabel 37" style:family="text" style:name="807">
      <style:paragraph-properties/>
      <style:text-properties style:font-family-complex="Times New Roman"/>
    </style:style>
    <style:style style:parent-style-name="721" style:display-name="ListLabel 38" style:family="text" style:name="808">
      <style:paragraph-properties/>
    </style:style>
    <style:style style:parent-style-name="721" style:display-name="ListLabel 39" style:family="text" style:name="809">
      <style:paragraph-properties/>
      <style:text-properties style:font-family-complex="Times New Roman"/>
    </style:style>
    <style:style style:parent-style-name="721" style:display-name="ListLabel 40" style:family="text" style:name="810">
      <style:paragraph-properties/>
      <style:text-properties style:font-family-complex="Times New Roman"/>
    </style:style>
    <style:style style:parent-style-name="721" style:display-name="ListLabel 41" style:family="text" style:name="811">
      <style:paragraph-properties/>
      <style:text-properties style:font-family-complex="Times New Roman"/>
    </style:style>
    <style:style style:parent-style-name="721" style:display-name="ListLabel 42" style:family="text" style:name="812">
      <style:paragraph-properties/>
      <style:text-properties style:font-family-complex="Times New Roman"/>
    </style:style>
    <style:style style:parent-style-name="721" style:display-name="ListLabel 43" style:family="text" style:name="813">
      <style:paragraph-properties/>
      <style:text-properties style:font-family-complex="Times New Roman"/>
    </style:style>
    <style:style style:parent-style-name="721" style:display-name="ListLabel 44" style:family="text" style:name="814">
      <style:paragraph-properties/>
      <style:text-properties style:font-family-complex="Times New Roman"/>
    </style:style>
    <style:style style:parent-style-name="721" style:display-name="ListLabel 45" style:family="text" style:name="815">
      <style:paragraph-properties/>
      <style:text-properties style:font-family-complex="Times New Roman"/>
    </style:style>
    <style:style style:parent-style-name="721" style:display-name="ListLabel 46" style:family="text" style:name="816">
      <style:paragraph-properties/>
      <style:text-properties style:font-family-complex="Times New Roman"/>
    </style:style>
    <style:style style:parent-style-name="721" style:display-name="ListLabel 47" style:family="text" style:name="817">
      <style:paragraph-properties/>
    </style:style>
    <style:style style:parent-style-name="721" style:display-name="ListLabel 48" style:family="text" style:name="818">
      <style:paragraph-properties/>
      <style:text-properties style:font-family-complex="Times New Roman"/>
    </style:style>
    <style:style style:parent-style-name="721" style:display-name="ListLabel 49" style:family="text" style:name="819">
      <style:paragraph-properties/>
      <style:text-properties style:font-family-complex="Times New Roman"/>
    </style:style>
    <style:style style:parent-style-name="721" style:display-name="ListLabel 50" style:family="text" style:name="820">
      <style:paragraph-properties/>
      <style:text-properties style:font-family-complex="Times New Roman"/>
    </style:style>
    <style:style style:parent-style-name="721" style:display-name="ListLabel 51" style:family="text" style:name="821">
      <style:paragraph-properties/>
      <style:text-properties style:font-family-complex="Times New Roman"/>
    </style:style>
    <style:style style:parent-style-name="721" style:display-name="ListLabel 52" style:family="text" style:name="822">
      <style:paragraph-properties/>
      <style:text-properties style:font-family-complex="Times New Roman"/>
    </style:style>
    <style:style style:parent-style-name="721" style:display-name="ListLabel 53" style:family="text" style:name="823">
      <style:paragraph-properties/>
      <style:text-properties style:font-family-complex="Times New Roman"/>
    </style:style>
    <style:style style:parent-style-name="721" style:display-name="ListLabel 54" style:family="text" style:name="824">
      <style:paragraph-properties/>
      <style:text-properties style:font-family-complex="Times New Roman"/>
    </style:style>
    <style:style style:parent-style-name="721" style:display-name="Code Zchn" style:family="text" style:name="825">
      <style:paragraph-properties/>
      <style:text-properties fo:font-family="Courier New" style:font-family-complex="'Courier New'" fo:font-size="11pt" fo:language="de" fo:country="DE"/>
    </style:style>
    <style:style style:parent-style-name="721" style:display-name="ListLabel 55" style:family="text" style:name="826">
      <style:paragraph-properties/>
      <style:text-properties style:font-family-complex="Times New Roman"/>
    </style:style>
    <style:style style:parent-style-name="721" style:display-name="ListLabel 56" style:family="text" style:name="827">
      <style:paragraph-properties/>
    </style:style>
    <style:style style:parent-style-name="721" style:display-name="ListLabel 57" style:family="text" style:name="828">
      <style:paragraph-properties/>
      <style:text-properties style:font-family-complex="Times New Roman"/>
    </style:style>
    <style:style style:parent-style-name="721" style:display-name="ListLabel 58" style:family="text" style:name="829">
      <style:paragraph-properties/>
      <style:text-properties style:font-family-complex="Times New Roman"/>
    </style:style>
    <style:style style:parent-style-name="721" style:display-name="ListLabel 59" style:family="text" style:name="830">
      <style:paragraph-properties/>
      <style:text-properties style:font-family-complex="Times New Roman"/>
    </style:style>
    <style:style style:parent-style-name="721" style:display-name="ListLabel 60" style:family="text" style:name="831">
      <style:paragraph-properties/>
      <style:text-properties style:font-family-complex="Times New Roman"/>
    </style:style>
    <style:style style:parent-style-name="721" style:display-name="ListLabel 61" style:family="text" style:name="832">
      <style:paragraph-properties/>
      <style:text-properties style:font-family-complex="Times New Roman"/>
    </style:style>
    <style:style style:parent-style-name="721" style:display-name="ListLabel 62" style:family="text" style:name="833">
      <style:paragraph-properties/>
      <style:text-properties style:font-family-complex="Times New Roman"/>
    </style:style>
    <style:style style:parent-style-name="721" style:display-name="ListLabel 63" style:family="text" style:name="834">
      <style:paragraph-properties/>
      <style:text-properties style:font-family-complex="Times New Roman"/>
    </style:style>
    <style:style style:parent-style-name="721" style:display-name="ListLabel 64" style:family="text" style:name="835">
      <style:paragraph-properties/>
      <style:text-properties style:font-family-complex="Times New Roman"/>
    </style:style>
    <style:style style:parent-style-name="721" style:display-name="ListLabel 65" style:family="text" style:name="836">
      <style:paragraph-properties/>
      <style:text-properties style:font-family-complex="Times New Roman"/>
    </style:style>
    <style:style style:parent-style-name="721" style:display-name="ListLabel 66" style:family="text" style:name="837">
      <style:paragraph-properties/>
      <style:text-properties style:font-family-complex="Times New Roman"/>
    </style:style>
    <style:style style:parent-style-name="721" style:display-name="ListLabel 67" style:family="text" style:name="838">
      <style:paragraph-properties/>
      <style:text-properties style:font-family-complex="Times New Roman"/>
    </style:style>
    <style:style style:parent-style-name="721" style:display-name="ListLabel 68" style:family="text" style:name="839">
      <style:paragraph-properties/>
      <style:text-properties style:font-family-complex="Times New Roman"/>
    </style:style>
    <style:style style:parent-style-name="721" style:display-name="ListLabel 69" style:family="text" style:name="840">
      <style:paragraph-properties/>
      <style:text-properties style:font-family-complex="Times New Roman"/>
    </style:style>
    <style:style style:parent-style-name="721" style:display-name="ListLabel 70" style:family="text" style:name="841">
      <style:paragraph-properties/>
      <style:text-properties style:font-family-complex="Times New Roman"/>
    </style:style>
    <style:style style:parent-style-name="721" style:display-name="ListLabel 71" style:family="text" style:name="842">
      <style:paragraph-properties/>
      <style:text-properties style:font-family-complex="Times New Roman"/>
    </style:style>
    <style:style style:parent-style-name="721" style:display-name="ListLabel 72" style:family="text" style:name="843">
      <style:paragraph-properties/>
      <style:text-properties style:font-family-complex="Times New Roman"/>
    </style:style>
    <style:style style:parent-style-name="721" style:display-name="ListLabel 73" style:family="text" style:name="844">
      <style:paragraph-properties/>
    </style:style>
    <style:style style:parent-style-name="721" style:display-name="ListLabel 74" style:family="text" style:name="845">
      <style:paragraph-properties/>
    </style:style>
    <style:style style:parent-style-name="721" style:display-name="ListLabel 75" style:family="text" style:name="846">
      <style:paragraph-properties/>
    </style:style>
    <style:style style:parent-style-name="721" style:display-name="ListLabel 76" style:family="text" style:name="847">
      <style:paragraph-properties/>
    </style:style>
    <style:style style:parent-style-name="721" style:display-name="ListLabel 77" style:family="text" style:name="848">
      <style:paragraph-properties/>
    </style:style>
    <style:style style:parent-style-name="721" style:display-name="ListLabel 78" style:family="text" style:name="849">
      <style:paragraph-properties/>
    </style:style>
    <style:style style:parent-style-name="721" style:display-name="ListLabel 79" style:family="text" style:name="850">
      <style:paragraph-properties/>
    </style:style>
    <style:style style:parent-style-name="721" style:display-name="ListLabel 80" style:family="text" style:name="851">
      <style:paragraph-properties/>
    </style:style>
    <style:style style:parent-style-name="721" style:display-name="ListLabel 81" style:family="text" style:name="852">
      <style:paragraph-properties/>
    </style:style>
    <style:style style:parent-style-name="721" style:display-name="Source Text" style:family="text" style:name="853">
      <style:paragraph-properties/>
      <style:text-properties fo:font-family="Liberation Mono" style:font-family-asian="Liberation Mono" style:font-family-complex="Liberation Mono"/>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fo:font-family="Symbol" style:font-family-asian="Symbol" style:font-family-complex="Symbol"/>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style:style>
    <style:style style:family="text" style:name="T20">
      <style:text-properties fo:font-family="Symbol" style:font-family-asian="Symbol" style:font-family-complex="Symbol"/>
    </style:style>
    <style:style style:family="text" style:name="T21">
      <style:text-properties/>
    </style:style>
    <style:style style:family="text" style:name="T22">
      <style:text-properties/>
    </style:style>
    <style:style style:family="text" style:name="T23">
      <style:text-properties/>
    </style:style>
    <style:style style:family="text" style:name="T24">
      <style:text-properties/>
    </style:style>
    <style:style style:family="text" style:name="T25">
      <style:text-properties/>
    </style:style>
    <style:style style:family="text" style:name="T26">
      <style:text-properties/>
    </style:style>
    <style:style style:family="text" style:name="T27">
      <style:text-properties/>
    </style:style>
    <style:style style:family="text" style:name="T28">
      <style:text-properties/>
    </style:style>
    <style:style style:family="text" style:name="T29">
      <style:text-properties fo:font-family="Symbol" style:font-family-asian="Symbol" style:font-family-complex="Symbol"/>
    </style:style>
    <style:style style:family="text" style:name="T30">
      <style:text-properties/>
    </style:style>
    <style:style style:family="text" style:name="T31">
      <style:text-properties/>
    </style:style>
    <style:style style:family="text" style:name="T32">
      <style:text-properties/>
    </style:style>
    <style:style style:family="text" style:name="T33">
      <style:text-properties/>
    </style:style>
    <style:style style:family="text" style:name="T34">
      <style:text-properties/>
    </style:style>
    <style:style style:family="text" style:name="T35">
      <style:text-properties/>
    </style:style>
    <style:style style:family="text" style:name="T36">
      <style:text-properties/>
    </style:style>
    <style:style style:family="text" style:name="T37">
      <style:text-properties/>
    </style:style>
    <style:style style:family="text" style:name="T38">
      <style:text-properties fo:font-family="Symbol" style:font-family-asian="Symbol" style:font-family-complex="Symbol"/>
    </style:style>
    <style:style style:family="text" style:name="T39">
      <style:text-properties/>
    </style:style>
    <style:style style:family="text" style:name="T40">
      <style:text-properties/>
    </style:style>
    <style:style style:family="text" style:name="T41">
      <style:text-properties/>
    </style:style>
    <style:style style:family="text" style:name="T42">
      <style:text-properties/>
    </style:style>
    <style:style style:family="text" style:name="T43">
      <style:text-properties/>
    </style:style>
    <style:style style:family="text" style:name="T44">
      <style:text-properties/>
    </style:style>
    <style:style style:family="text" style:name="T45">
      <style:text-properties/>
    </style:style>
    <style:style style:family="text" style:name="T46">
      <style:text-properties/>
    </style:style>
    <style:style style:family="text" style:name="T47">
      <style:text-properties fo:font-family="Symbol" style:font-family-asian="Symbol" style:font-family-complex="Symbol"/>
    </style:style>
    <style:style style:family="text" style:name="T48">
      <style:text-properties/>
    </style:style>
    <style:style style:family="text" style:name="T49">
      <style:text-properties/>
    </style:style>
    <style:style style:family="text" style:name="T50">
      <style:text-properties/>
    </style:style>
    <style:style style:family="text" style:name="T51">
      <style:text-properties/>
    </style:style>
    <style:style style:family="text" style:name="T52">
      <style:text-properties/>
    </style:style>
    <style:style style:family="text" style:name="T53">
      <style:text-properties/>
    </style:style>
    <style:style style:family="text" style:name="T54">
      <style:text-properties/>
    </style:style>
    <style:style style:family="text" style:name="T55">
      <style:text-properties/>
    </style:style>
    <style:style style:family="text" style:name="T56">
      <style:text-properties fo:font-family="Symbol" style:font-family-asian="Symbol" style:font-family-complex="Symbol"/>
    </style:style>
    <style:style style:family="text" style:name="T57">
      <style:text-properties/>
    </style:style>
    <style:style style:family="text" style:name="T58">
      <style:text-properties/>
    </style:style>
    <style:style style:family="text" style:name="T59">
      <style:text-properties/>
    </style:style>
    <style:style style:family="text" style:name="T60">
      <style:text-properties/>
    </style:style>
    <style:style style:family="text" style:name="T61">
      <style:text-properties/>
    </style:style>
    <style:style style:family="text" style:name="T62">
      <style:text-properties/>
    </style:style>
    <style:style style:family="text" style:name="T63">
      <style:text-properties/>
    </style:style>
    <style:style style:family="text" style:name="T64">
      <style:text-properties/>
    </style:style>
    <style:style style:family="text" style:name="T65">
      <style:text-properties/>
    </style:style>
    <style:style style:family="text" style:name="T66">
      <style:text-properties/>
    </style:style>
    <style:style style:family="text" style:name="T67">
      <style:text-properties/>
    </style:style>
    <style:style style:family="text" style:name="T68">
      <style:text-properties/>
    </style:style>
    <style:style style:family="text" style:name="T69">
      <style:text-properties/>
    </style:style>
    <style:style style:family="text" style:name="T70">
      <style:text-properties/>
    </style:style>
    <style:style style:family="text" style:name="T71">
      <style:text-properties/>
    </style:style>
    <style:style style:family="text" style:name="T72">
      <style:text-properties/>
    </style:style>
    <style:style style:family="text" style:name="T73">
      <style:text-properties fo:font-family="Symbol" style:font-family-asian="Symbol" style:font-family-complex="Symbol"/>
    </style:style>
    <style:style style:family="text" style:name="T74">
      <style:text-properties fo:font-family="Courier New"/>
    </style:style>
    <style:style style:family="text" style:name="T75">
      <style:text-properties fo:font-family="Wingdings" style:font-family-asian="Wingdings" style:font-family-complex="Wingdings"/>
    </style:style>
    <style:style style:family="text" style:name="T76">
      <style:text-properties fo:font-family="Symbol" style:font-family-asian="Symbol" style:font-family-complex="Symbol"/>
    </style:style>
    <style:style style:family="text" style:name="T77">
      <style:text-properties fo:font-family="Courier New"/>
    </style:style>
    <style:style style:family="text" style:name="T78">
      <style:text-properties fo:font-family="Wingdings" style:font-family-asian="Wingdings" style:font-family-complex="Wingdings"/>
    </style:style>
    <style:style style:family="text" style:name="T79">
      <style:text-properties fo:font-family="Symbol" style:font-family-asian="Symbol" style:font-family-complex="Symbol"/>
    </style:style>
    <style:style style:family="text" style:name="T80">
      <style:text-properties fo:font-family="Courier New"/>
    </style:style>
    <style:style style:family="text" style:name="T81">
      <style:text-properties fo:font-family="Wingdings" style:font-family-asian="Wingdings" style:font-family-complex="Wingdings"/>
    </style:style>
    <style:style style:family="text" style:name="T82">
      <style:text-properties/>
    </style:style>
    <style:style style:family="text" style:name="T83">
      <style:text-properties/>
    </style:style>
    <style:style style:family="text" style:name="T84">
      <style:text-properties/>
    </style:style>
    <style:style style:family="text" style:name="T85">
      <style:text-properties/>
    </style:style>
    <style:style style:family="text" style:name="T86">
      <style:text-properties/>
    </style:style>
    <style:style style:family="text" style:name="T87">
      <style:text-properties/>
    </style:style>
    <style:style style:family="text" style:name="T88">
      <style:text-properties/>
    </style:style>
    <style:style style:family="text" style:name="T89">
      <style:text-properties/>
    </style:style>
    <style:style style:family="text" style:name="T90">
      <style:text-properties/>
    </style:style>
    <style:style style:family="text" style:name="T91">
      <style:text-properties/>
    </style:style>
    <style:style style:family="text" style:name="T92">
      <style:text-properties/>
    </style:style>
    <style:style style:family="text" style:name="T93">
      <style:text-properties/>
    </style:style>
    <style:style style:family="text" style:name="T94">
      <style:text-properties/>
    </style:style>
    <style:style style:family="text" style:name="T95">
      <style:text-properties/>
    </style:style>
    <style:style style:family="text" style:name="T96">
      <style:text-properties/>
    </style:style>
    <style:style style:family="text" style:name="T97">
      <style:text-properties/>
    </style:style>
    <style:style style:family="text" style:name="T98">
      <style:text-properties/>
    </style:style>
    <style:style style:family="text" style:name="T99">
      <style:text-properties/>
    </style:style>
    <text:list-style style:name="WWNum1">
      <text:list-level-style-number text:level="1" text:style-name="T1"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2"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3"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4"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5"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6"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7"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8"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9"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2">
      <text:list-level-style-bullet text:level="1" text:style-name="T10" text:bullet-char="">
        <style:list-level-properties text:list-level-position-and-space-mode="label-alignment">
          <style:list-level-label-alignment fo:text-indent="-0.635cm" fo:margin-left="1.905cm"/>
        </style:list-level-properties>
        <style:text-properties fo:font-family="Symbol" style:font-family-asian="Symbol" style:font-family-complex="Symbol"/>
      </text:list-level-style-bullet>
      <text:list-level-style-number text:level="2" text:style-name="T11" style:num-format="a" style:num-letter-sync="true" style:num-suffix=".">
        <style:list-level-properties text:list-level-position-and-space-mode="label-alignment">
          <style:list-level-label-alignment fo:text-indent="-0.635cm" fo:margin-left="3.175cm"/>
        </style:list-level-properties>
        <style:text-properties/>
      </text:list-level-style-number>
      <text:list-level-style-number text:level="3" text:style-name="T12" style:num-format="i" style:num-suffix=".">
        <style:list-level-properties text:list-level-position-and-space-mode="label-alignment">
          <style:list-level-label-alignment fo:text-indent="-0.3175cm" fo:margin-left="4.445cm"/>
        </style:list-level-properties>
        <style:text-properties/>
      </text:list-level-style-number>
      <text:list-level-style-number text:level="4" text:style-name="T13" style:num-format="1" style:num-suffix=".">
        <style:list-level-properties text:list-level-position-and-space-mode="label-alignment">
          <style:list-level-label-alignment fo:text-indent="-0.635cm" fo:margin-left="5.715cm"/>
        </style:list-level-properties>
        <style:text-properties/>
      </text:list-level-style-number>
      <text:list-level-style-number text:level="5" text:style-name="T14" style:num-format="a" style:num-letter-sync="true" style:num-suffix=".">
        <style:list-level-properties text:list-level-position-and-space-mode="label-alignment">
          <style:list-level-label-alignment fo:text-indent="-0.635cm" fo:margin-left="6.985cm"/>
        </style:list-level-properties>
        <style:text-properties/>
      </text:list-level-style-number>
      <text:list-level-style-number text:level="6" text:style-name="T15" style:num-format="i" style:num-suffix=".">
        <style:list-level-properties text:list-level-position-and-space-mode="label-alignment">
          <style:list-level-label-alignment fo:text-indent="-0.3175cm" fo:margin-left="8.256cm"/>
        </style:list-level-properties>
        <style:text-properties/>
      </text:list-level-style-number>
      <text:list-level-style-number text:level="7" text:style-name="T16" style:num-format="1" style:num-suffix=".">
        <style:list-level-properties text:list-level-position-and-space-mode="label-alignment">
          <style:list-level-label-alignment fo:text-indent="-0.635cm" fo:margin-left="9.526cm"/>
        </style:list-level-properties>
        <style:text-properties/>
      </text:list-level-style-number>
      <text:list-level-style-number text:level="8" text:style-name="T17" style:num-format="a" style:num-letter-sync="true" style:num-suffix=".">
        <style:list-level-properties text:list-level-position-and-space-mode="label-alignment">
          <style:list-level-label-alignment fo:text-indent="-0.635cm" fo:margin-left="10.8cm"/>
        </style:list-level-properties>
        <style:text-properties/>
      </text:list-level-style-number>
      <text:list-level-style-number text:level="9" text:style-name="T18" style:num-format="i" style:num-suffix=".">
        <style:list-level-properties text:list-level-position-and-space-mode="label-alignment">
          <style:list-level-label-alignment fo:text-indent="-0.3175cm" fo:margin-left="12.07cm"/>
        </style:list-level-properties>
        <style:text-properties/>
      </text:list-level-style-number>
    </text:list-style>
    <text:list-style style:name="WWNum3">
      <text:list-level-style-number text:level="1" text:style-name="T19" style:num-format="1" style:num-suffix=".">
        <style:list-level-properties text:list-level-position-and-space-mode="label-alignment">
          <style:list-level-label-alignment fo:text-indent="-0.635cm" fo:margin-left="1.27cm"/>
        </style:list-level-properties>
        <style:text-properties/>
      </text:list-level-style-number>
      <text:list-level-style-bullet text:level="2" text:style-name="T20" text:bullet-char="">
        <style:list-level-properties text:list-level-position-and-space-mode="label-alignment">
          <style:list-level-label-alignment fo:text-indent="-0.635cm" fo:margin-left="2.54cm"/>
        </style:list-level-properties>
        <style:text-properties fo:font-family="Symbol" style:font-family-asian="Symbol" style:font-family-complex="Symbol"/>
      </text:list-level-style-bullet>
      <text:list-level-style-number text:level="3" text:style-name="T21"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22"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3"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24"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25"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26"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27"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4">
      <text:list-level-style-number text:level="1" text:style-name="T28" style:num-format="1" style:num-suffix=".">
        <style:list-level-properties text:list-level-position-and-space-mode="label-alignment">
          <style:list-level-label-alignment fo:text-indent="-0.635cm" fo:margin-left="1.27cm"/>
        </style:list-level-properties>
        <style:text-properties/>
      </text:list-level-style-number>
      <text:list-level-style-bullet text:level="2" text:style-name="T29" text:bullet-char="">
        <style:list-level-properties text:list-level-position-and-space-mode="label-alignment">
          <style:list-level-label-alignment fo:text-indent="-0.635cm" fo:margin-left="2.54cm"/>
        </style:list-level-properties>
        <style:text-properties fo:font-family="Symbol" style:font-family-asian="Symbol" style:font-family-complex="Symbol"/>
      </text:list-level-style-bullet>
      <text:list-level-style-number text:level="3" text:style-name="T30"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31"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32"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33"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34"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35"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36"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5">
      <text:list-level-style-number text:level="1" text:style-name="T37" style:num-format="1" style:num-suffix=".">
        <style:list-level-properties text:list-level-position-and-space-mode="label-alignment">
          <style:list-level-label-alignment fo:text-indent="-0.635cm" fo:margin-left="1.27cm"/>
        </style:list-level-properties>
        <style:text-properties/>
      </text:list-level-style-number>
      <text:list-level-style-bullet text:level="2" text:style-name="T38" text:bullet-char="">
        <style:list-level-properties text:list-level-position-and-space-mode="label-alignment">
          <style:list-level-label-alignment fo:text-indent="-0.635cm" fo:margin-left="2.54cm"/>
        </style:list-level-properties>
        <style:text-properties fo:font-family="Symbol" style:font-family-asian="Symbol" style:font-family-complex="Symbol"/>
      </text:list-level-style-bullet>
      <text:list-level-style-number text:level="3" text:style-name="T39"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40"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41"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42"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43"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44"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45"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6">
      <text:list-level-style-number text:level="1" text:style-name="T46" style:num-format="1" style:num-suffix=".">
        <style:list-level-properties text:list-level-position-and-space-mode="label-alignment">
          <style:list-level-label-alignment fo:text-indent="-0.635cm" fo:margin-left="1.27cm"/>
        </style:list-level-properties>
        <style:text-properties/>
      </text:list-level-style-number>
      <text:list-level-style-bullet text:level="2" text:style-name="T47" text:bullet-char="">
        <style:list-level-properties text:list-level-position-and-space-mode="label-alignment">
          <style:list-level-label-alignment fo:text-indent="-0.635cm" fo:margin-left="2.54cm"/>
        </style:list-level-properties>
        <style:text-properties fo:font-family="Symbol" style:font-family-asian="Symbol" style:font-family-complex="Symbol"/>
      </text:list-level-style-bullet>
      <text:list-level-style-number text:level="3" text:style-name="T48"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49"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50"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51"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52"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53"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54"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7">
      <text:list-level-style-number text:level="1" text:style-name="T55" style:num-format="1" style:num-suffix=".">
        <style:list-level-properties text:list-level-position-and-space-mode="label-alignment">
          <style:list-level-label-alignment fo:text-indent="-0.635cm" fo:margin-left="0.635cm"/>
        </style:list-level-properties>
        <style:text-properties/>
      </text:list-level-style-number>
      <text:list-level-style-bullet text:level="2" text:style-name="T56" text:bullet-char="">
        <style:list-level-properties text:list-level-position-and-space-mode="label-alignment">
          <style:list-level-label-alignment fo:text-indent="-0.635cm" fo:margin-left="2.54cm"/>
        </style:list-level-properties>
        <style:text-properties fo:font-family="Symbol" style:font-family-asian="Symbol" style:font-family-complex="Symbol"/>
      </text:list-level-style-bullet>
      <text:list-level-style-number text:level="3" text:style-name="T57"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58"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59"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60"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61"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62"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63"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8">
      <text:list-level-style-number text:level="1" text:style-name="T64"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65"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66"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67"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68"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69"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70"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71"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72"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9">
      <text:list-level-style-bullet text:level="1" text:style-name="T73"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74" text:bullet-char="o">
        <style:list-level-properties text:list-level-position-and-space-mode="label-alignment">
          <style:list-level-label-alignment fo:text-indent="-0.635cm" fo:margin-left="2.54cm"/>
        </style:list-level-properties>
        <style:text-properties fo:font-family="Courier New"/>
      </text:list-level-style-bullet>
      <text:list-level-style-bullet text:level="3" text:style-name="T75"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76"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77" text:bullet-char="o">
        <style:list-level-properties text:list-level-position-and-space-mode="label-alignment">
          <style:list-level-label-alignment fo:text-indent="-0.635cm" fo:margin-left="6.35cm"/>
        </style:list-level-properties>
        <style:text-properties fo:font-family="Courier New"/>
      </text:list-level-style-bullet>
      <text:list-level-style-bullet text:level="6" text:style-name="T78"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79"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80" text:bullet-char="o">
        <style:list-level-properties text:list-level-position-and-space-mode="label-alignment">
          <style:list-level-label-alignment fo:text-indent="-0.635cm" fo:margin-left="10.16cm"/>
        </style:list-level-properties>
        <style:text-properties fo:font-family="Courier New"/>
      </text:list-level-style-bullet>
      <text:list-level-style-bullet text:level="9" text:style-name="T81"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10">
      <text:list-level-style-number text:level="1" text:style-name="T82" style:num-format="1" style:num-suffix=".">
        <style:list-level-properties text:list-level-position-and-space-mode="label-alignment">
          <style:list-level-label-alignment text:list-tab-stop-position="1.905cm" fo:text-indent="-0.635cm" fo:margin-left="1.905cm"/>
        </style:list-level-properties>
        <style:text-properties/>
      </text:list-level-style-number>
      <text:list-level-style-number text:level="2" text:style-name="T83"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3" text:style-name="T84" style:num-format="1" style:num-suffix=".">
        <style:list-level-properties text:list-level-position-and-space-mode="label-alignment">
          <style:list-level-label-alignment text:list-tab-stop-position="3.175cm" fo:text-indent="-0.635cm" fo:margin-left="3.175cm"/>
        </style:list-level-properties>
        <style:text-properties/>
      </text:list-level-style-number>
      <text:list-level-style-number text:level="4" text:style-name="T85"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5" text:style-name="T86" style:num-format="1" style:num-suffix=".">
        <style:list-level-properties text:list-level-position-and-space-mode="label-alignment">
          <style:list-level-label-alignment text:list-tab-stop-position="4.445cm" fo:text-indent="-0.635cm" fo:margin-left="4.445cm"/>
        </style:list-level-properties>
        <style:text-properties/>
      </text:list-level-style-number>
      <text:list-level-style-number text:level="6" text:style-name="T87"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7" text:style-name="T88" style:num-format="1" style:num-suffix=".">
        <style:list-level-properties text:list-level-position-and-space-mode="label-alignment">
          <style:list-level-label-alignment text:list-tab-stop-position="5.715cm" fo:text-indent="-0.635cm" fo:margin-left="5.715cm"/>
        </style:list-level-properties>
        <style:text-properties/>
      </text:list-level-style-number>
      <text:list-level-style-number text:level="8" text:style-name="T89" style:num-format="1" style:num-suffix=".">
        <style:list-level-properties text:list-level-position-and-space-mode="label-alignment">
          <style:list-level-label-alignment text:list-tab-stop-position="6.35cm" fo:text-indent="-0.635cm" fo:margin-left="6.35cm"/>
        </style:list-level-properties>
        <style:text-properties/>
      </text:list-level-style-number>
      <text:list-level-style-number text:level="9" text:style-name="T90" style:num-format="1" style:num-suffix=".">
        <style:list-level-properties text:list-level-position-and-space-mode="label-alignment">
          <style:list-level-label-alignment text:list-tab-stop-position="6.985cm" fo:text-indent="-0.635cm" fo:margin-left="6.985cm"/>
        </style:list-level-properties>
        <style:text-properties/>
      </text:list-level-style-number>
    </text:list-style>
    <text:list-style style:name="WWNum11">
      <text:list-level-style-bullet text:level="1" text:style-name="T91">
        <style:list-level-properties text:list-level-position-and-space-mode="label-alignment">
          <style:list-level-label-alignment fo:margin-left="0cm"/>
        </style:list-level-properties>
        <style:text-properties/>
      </text:list-level-style-bullet>
      <text:list-level-style-bullet text:level="2" text:style-name="T92">
        <style:list-level-properties text:list-level-position-and-space-mode="label-alignment">
          <style:list-level-label-alignment fo:margin-left="0cm"/>
        </style:list-level-properties>
        <style:text-properties/>
      </text:list-level-style-bullet>
      <text:list-level-style-bullet text:level="3" text:style-name="T93">
        <style:list-level-properties text:list-level-position-and-space-mode="label-alignment">
          <style:list-level-label-alignment fo:margin-left="0cm"/>
        </style:list-level-properties>
        <style:text-properties/>
      </text:list-level-style-bullet>
      <text:list-level-style-bullet text:level="4" text:style-name="T94">
        <style:list-level-properties text:list-level-position-and-space-mode="label-alignment">
          <style:list-level-label-alignment fo:margin-left="0cm"/>
        </style:list-level-properties>
        <style:text-properties/>
      </text:list-level-style-bullet>
      <text:list-level-style-bullet text:level="5" text:style-name="T95">
        <style:list-level-properties text:list-level-position-and-space-mode="label-alignment">
          <style:list-level-label-alignment fo:margin-left="0cm"/>
        </style:list-level-properties>
        <style:text-properties/>
      </text:list-level-style-bullet>
      <text:list-level-style-bullet text:level="6" text:style-name="T96">
        <style:list-level-properties text:list-level-position-and-space-mode="label-alignment">
          <style:list-level-label-alignment fo:margin-left="0cm"/>
        </style:list-level-properties>
        <style:text-properties/>
      </text:list-level-style-bullet>
      <text:list-level-style-bullet text:level="7" text:style-name="T97">
        <style:list-level-properties text:list-level-position-and-space-mode="label-alignment">
          <style:list-level-label-alignment fo:margin-left="0cm"/>
        </style:list-level-properties>
        <style:text-properties/>
      </text:list-level-style-bullet>
      <text:list-level-style-bullet text:level="8" text:style-name="T98">
        <style:list-level-properties text:list-level-position-and-space-mode="label-alignment">
          <style:list-level-label-alignment fo:margin-left="0cm"/>
        </style:list-level-properties>
        <style:text-properties/>
      </text:list-level-style-bullet>
      <text:list-level-style-bullet text:level="9" text:style-name="T99">
        <style:list-level-properties text:list-level-position-and-space-mode="label-alignment">
          <style:list-level-label-alignment fo:margin-left="0cm"/>
        </style:list-level-properties>
        <style:text-properties/>
      </text:list-level-style-bullet>
    </text:list-style>
  </office:styles>
  <office:automatic-styles>
    <style:page-layout style:name="Mpm1">
      <style:page-layout-properties fo:page-width="21cm" fo:page-height="29.7cm" style:print-orientation="portrait" fo:margin-top="1.27cm" fo:margin-bottom="1.27cm" fo:margin-left="1.27cm" fo:margin-right="1.27cm"/>
      <style:header-style>
        <style:header-footer-properties svg:height="1.27cm" fo:min-height="1.27cm"/>
      </style:header-style>
      <style:footer-style>
        <style:header-footer-properties fo:min-height="1.27cm"/>
      </style:footer-style>
    </style:page-layout>
    <style:page-layout style:name="Mpm2">
      <style:page-layout-properties fo:page-width="21cm" fo:page-height="29.7cm" style:print-orientation="portrait" fo:margin-top="1.27cm" fo:margin-bottom="1.27cm" fo:margin-left="1.27cm" fo:margin-right="1.27cm"/>
      <style:header-style>
        <style:header-footer-properties svg:height="1.27cm" fo:min-height="1.27cm"/>
      </style:header-style>
      <style:footer-style>
        <style:header-footer-properties fo:min-height="1.27cm"/>
      </style:footer-style>
    </style:page-layout>
    <style:style style:parent-style-name="728" style:family="paragraph" style:name="P41">
      <style:paragraph-properties/>
      <style:text-properties/>
    </style:style>
    <style:style style:parent-style-name="Graphics" style:family="graphic" style:name="gr3">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729" style:family="paragraph" style:name="P42">
      <style:paragraph-properties fo:text-align="right">
        <style:tab-stops>
          <style:tab-stop style:position="8cm" style:type="center"/>
          <style:tab-stop style:position="16cm" style:type="right"/>
        </style:tab-stops>
      </style:paragraph-properties>
      <style:text-properties/>
    </style:style>
    <style:style style:family="text" style:name="T250">
      <style:text-properties fo:language="de" fo:country="DE"/>
    </style:style>
    <style:style style:family="text" style:name="T251">
      <style:text-properties fo:language="de" fo:country="DE"/>
    </style:style>
    <style:style style:parent-style-name="729" style:family="paragraph" style:name="P43">
      <style:paragraph-properties fo:text-align="right">
        <style:tab-stops>
          <style:tab-stop style:position="8cm" style:type="center"/>
          <style:tab-stop style:position="16cm" style:type="right"/>
        </style:tab-stops>
      </style:paragraph-properties>
      <style:text-properties/>
    </style:style>
    <style:style style:parent-style-name="728" style:family="paragraph" style:name="P45">
      <style:paragraph-properties/>
      <style:text-properties/>
    </style:style>
    <style:style style:parent-style-name="Graphics" style:family="graphic" style:name="gr4">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729" style:family="paragraph" style:name="P46">
      <style:paragraph-properties fo:text-align="right">
        <style:tab-stops>
          <style:tab-stop style:position="8cm" style:type="center"/>
          <style:tab-stop style:position="16cm" style:type="right"/>
        </style:tab-stops>
      </style:paragraph-properties>
      <style:text-properties/>
    </style:style>
    <style:style style:family="text" style:name="T252">
      <style:text-properties fo:language="de" fo:country="DE"/>
    </style:style>
    <style:style style:family="text" style:name="T253">
      <style:text-properties fo:language="de" fo:country="DE"/>
    </style:style>
    <style:style style:parent-style-name="729" style:family="paragraph" style:name="P47">
      <style:paragraph-properties fo:text-align="right">
        <style:tab-stops>
          <style:tab-stop style:position="8cm" style:type="center"/>
          <style:tab-stop style:position="16cm" style:type="right"/>
        </style:tab-stops>
      </style:paragraph-properties>
      <style:text-properties/>
    </style:style>
  </office:automatic-styles>
  <office:master-styles>
    <style:master-page style:name="Standard" style:page-layout-name="Mpm1">
      <style:footer>
        <text:p text:style-name="P42"><text:span text:style-name="T250"/><text:span/><text:span/><text:span/><text:page-number text:select-page="current"><text:span text:style-name="T251">1</text:span><text:span/></text:page-number><text:span/></text:p>
        <text:p text:style-name="P43"><text:span/><text:span/></text:p>
      </style:footer>
      <style:header>
        <text:p text:style-name="P41"><text:span/><draw:frame draw:name="Grafik 1" draw:style-name="gr3" draw:z-index="3" text:anchor-type="paragraph" svg:width="7.066cm" svg:height="1.379cm" svg:x="10.64cm" svg:y="-0.159cm"><draw:image xlink:href="Pictures/image1.png" xlink:type="simple" xlink:show="embed" xlink:actuate="onLoad"/></draw:frame><text:span/></text:p>
      </style:header>
    </style:master-page>
    <style:master-page style:name="MasterPage2" style:page-layout-name="Mpm2">
      <style:footer>
        <text:p text:style-name="P46"><text:span text:style-name="T252"/><text:span/><text:span/><text:span/><text:page-number text:select-page="current"><text:span text:style-name="T253">1</text:span><text:span/></text:page-number><text:span/></text:p>
        <text:p text:style-name="P47"><text:span/><text:span/></text:p>
      </style:footer>
      <style:header>
        <text:p text:style-name="P45"><text:span/><draw:frame draw:name="Grafik 1" draw:style-name="gr4" draw:z-index="3" text:anchor-type="paragraph" svg:width="7.066cm" svg:height="1.379cm" svg:x="10.64cm" svg:y="-0.159cm"><draw:image xlink:href="Pictures/image1.png" xlink:type="simple" xlink:show="embed" xlink:actuate="onLoad"/></draw:fram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1.25</meta:generator>
    <meta:creation-date>2023-10-24T14:19:00Z</meta:creation-date>
  </office:meta>
</office:document-meta>
</file>